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wex_5f_place" style:display-name="wex_place" style:family="table">
      <style:table-properties style:width="16.999cm" table:align="margins"/>
    </style:style>
    <style:style style:name="wex_5f_place.A" style:display-name="wex_place.A" style:family="table-column">
      <style:table-column-properties style:column-width="5.263cm" style:rel-column-width="20292*"/>
    </style:style>
    <style:style style:name="wex_5f_place.B" style:display-name="wex_place.B" style:family="table-column">
      <style:table-column-properties style:column-width="3.233cm" style:rel-column-width="12465*"/>
    </style:style>
    <style:style style:name="wex_5f_place.C" style:display-name="wex_place.C" style:family="table-column">
      <style:table-column-properties style:column-width="2.561cm" style:rel-column-width="9874*"/>
    </style:style>
    <style:style style:name="wex_5f_place.D" style:display-name="wex_place.D" style:family="table-column">
      <style:table-column-properties style:column-width="5.941cm" style:rel-column-width="22904*"/>
    </style:style>
    <style:style style:name="wex_5f_place.A1" style:display-name="wex_place.A1" style:family="table-cell">
      <style:table-cell-properties fo:padding="0.097cm" fo:border-left="0.05pt solid #000000" fo:border-right="none" fo:border-top="0.05pt solid #000000" fo:border-bottom="0.05pt solid #000000"/>
    </style:style>
    <style:style style:name="wex_5f_place.D1" style:display-name="wex_place.D1" style:family="table-cell">
      <style:table-cell-properties fo:padding="0.097cm" fo:border="0.05pt solid #000000"/>
    </style:style>
    <style:style style:name="wex_5f_place.A2" style:display-name="wex_place.A2" style:family="table-cell">
      <style:table-cell-properties fo:padding="0.097cm" fo:border-left="0.05pt solid #000000" fo:border-right="none" fo:border-top="none" fo:border-bottom="0.05pt solid #000000"/>
    </style:style>
    <style:style style:name="wex_5f_place.D2" style:display-name="wex_plac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29cm" style:rel-column-width="20394*"/>
    </style:style>
    <style:style style:name="Table2.B" style:family="table-column">
      <style:table-column-properties style:column-width="3.207cm" style:rel-column-width="12363*"/>
    </style:style>
    <style:style style:name="Table2.C" style:family="table-column">
      <style:table-column-properties style:column-width="2.559cm" style:rel-column-width="9867*"/>
    </style:style>
    <style:style style:name="Table2.D" style:family="table-column">
      <style:table-column-properties style:column-width="5.943cm" style:rel-column-width="22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343cm" style:rel-column-width="20598*"/>
    </style:style>
    <style:style style:name="Table3.B" style:family="table-column">
      <style:table-column-properties style:column-width="3.154cm" style:rel-column-width="12159*"/>
    </style:style>
    <style:style style:name="Table3.C" style:family="table-column">
      <style:table-column-properties style:column-width="2.533cm" style:rel-column-width="9765*"/>
    </style:style>
    <style:style style:name="Table3.D" style:family="table-column">
      <style:table-column-properties style:column-width="5.969cm" style:rel-column-width="230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77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375cm" style:rel-column-width="20720*"/>
    </style:style>
    <style:style style:name="Table7.B" style:family="table-column">
      <style:table-column-properties style:column-width="3.122cm" style:rel-column-width="12036*"/>
    </style:style>
    <style:style style:name="Table7.C" style:family="table-column">
      <style:table-column-properties style:column-width="4.249cm" style:rel-column-width="16382*"/>
    </style:style>
    <style:style style:name="Table7.D" style:family="table-column">
      <style:table-column-properties style:column-width="4.253cm" style:rel-column-width="1639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348cm" style:rel-column-width="20618*"/>
    </style:style>
    <style:style style:name="Table4.B" style:family="table-column">
      <style:table-column-properties style:column-width="3.15cm" style:rel-column-width="12145*"/>
    </style:style>
    <style:style style:name="Table4.C" style:family="table-column">
      <style:table-column-properties style:column-width="3.143cm" style:rel-column-width="12118*"/>
    </style:style>
    <style:style style:name="Table4.D" style:family="table-column">
      <style:table-column-properties style:column-width="5.357cm" style:rel-column-width="2065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792cm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604cm" style:rel-column-width="17748*"/>
    </style:style>
    <style:style style:name="Table8.B" style:family="table-column">
      <style:table-column-properties style:column-width="3.895cm" style:rel-column-width="15015*"/>
    </style:style>
    <style:style style:name="Table8.C" style:family="table-column">
      <style:table-column-properties style:column-width="3.143cm" style:rel-column-width="12118*"/>
    </style:style>
    <style:style style:name="Table8.D" style:family="table-column">
      <style:table-column-properties style:column-width="5.357cm" style:rel-column-width="2065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609cm" style:rel-column-width="21625*"/>
    </style:style>
    <style:style style:name="Table5.B" style:family="table-column">
      <style:table-column-properties style:column-width="2.889cm" style:rel-column-width="11138*"/>
    </style:style>
    <style:style style:name="Table5.C" style:family="table-column">
      <style:table-column-properties style:column-width="4.249cm" style:rel-column-width="16382*"/>
    </style:style>
    <style:style style:name="Table5.D" style:family="table-column">
      <style:table-column-properties style:column-width="4.251cm" style:rel-column-width="1639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738cm" style:rel-column-width="22121*"/>
    </style:style>
    <style:style style:name="Table6.B" style:family="table-column">
      <style:table-column-properties style:column-width="2.76cm" style:rel-column-width="10642*"/>
    </style:style>
    <style:style style:name="Table6.C" style:family="table-column">
      <style:table-column-properties style:column-width="4.249cm" style:rel-column-width="16382*"/>
    </style:style>
    <style:style style:name="Table6.D" style:family="table-column">
      <style:table-column-properties style:column-width="4.251cm" style:rel-column-width="1639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609cm" style:rel-column-width="21625*"/>
    </style:style>
    <style:style style:name="Table9.B" style:family="table-column">
      <style:table-column-properties style:column-width="2.889cm" style:rel-column-width="11138*"/>
    </style:style>
    <style:style style:name="Table9.C" style:family="table-column">
      <style:table-column-properties style:column-width="3.09cm" style:rel-column-width="11914*"/>
    </style:style>
    <style:style style:name="Table9.D" style:family="table-column">
      <style:table-column-properties style:column-width="5.41cm" style:rel-column-width="2085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39cm" fo:margin-left="0cm" table:align="left"/>
    </style:style>
    <style:style style:name="Table10.A" style:family="table-column">
      <style:table-column-properties style:column-width="5.609cm"/>
    </style:style>
    <style:style style:name="Table10.B" style:family="table-column">
      <style:table-column-properties style:column-width="2.889cm"/>
    </style:style>
    <style:style style:name="Table10.C" style:family="table-column">
      <style:table-column-properties style:column-width="3.143cm"/>
    </style:style>
    <style:style style:name="Table10.D" style:family="table-column">
      <style:table-column-properties style:column-width="5.39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609cm" style:rel-column-width="21625*"/>
    </style:style>
    <style:style style:name="Table11.B" style:family="table-column">
      <style:table-column-properties style:column-width="2.889cm" style:rel-column-width="11138*"/>
    </style:style>
    <style:style style:name="Table11.C" style:family="table-column">
      <style:table-column-properties style:column-width="3.09cm" style:rel-column-width="11914*"/>
    </style:style>
    <style:style style:name="Table11.D" style:family="table-column">
      <style:table-column-properties style:column-width="5.41cm" style:rel-column-width="2085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609cm" style:rel-column-width="21625*"/>
    </style:style>
    <style:style style:name="Table12.B" style:family="table-column">
      <style:table-column-properties style:column-width="2.889cm" style:rel-column-width="11138*"/>
    </style:style>
    <style:style style:name="Table12.C" style:family="table-column">
      <style:table-column-properties style:column-width="3.09cm" style:rel-column-width="11914*"/>
    </style:style>
    <style:style style:name="Table12.D" style:family="table-column">
      <style:table-column-properties style:column-width="5.41cm" style:rel-column-width="2085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609cm" style:rel-column-width="21625*"/>
    </style:style>
    <style:style style:name="Table13.B" style:family="table-column">
      <style:table-column-properties style:column-width="2.889cm" style:rel-column-width="11138*"/>
    </style:style>
    <style:style style:name="Table13.C" style:family="table-column">
      <style:table-column-properties style:column-width="3.09cm" style:rel-column-width="11914*"/>
    </style:style>
    <style:style style:name="Table13.D" style:family="table-column">
      <style:table-column-properties style:column-width="5.41cm" style:rel-column-width="2085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officeooo:paragraph-rsid="0020a6b9"/>
    </style:style>
    <style:style style:name="P2" style:family="paragraph" style:parent-style-name="Default_20_Text">
      <style:text-properties officeooo:paragraph-rsid="0036daa1"/>
    </style:style>
    <style:style style:name="P3" style:family="paragraph" style:parent-style-name="Default_20_Text">
      <style:text-properties officeooo:rsid="000a25d9" officeooo:paragraph-rsid="000a25d9"/>
    </style:style>
    <style:style style:name="P4" style:family="paragraph" style:parent-style-name="Default_20_Text">
      <style:text-properties officeooo:rsid="000a25d9" officeooo:paragraph-rsid="001df53b"/>
    </style:style>
    <style:style style:name="P5" style:family="paragraph" style:parent-style-name="Default_20_Text">
      <style:text-properties officeooo:rsid="000a25d9" officeooo:paragraph-rsid="001fec87"/>
    </style:style>
    <style:style style:name="P6" style:family="paragraph" style:parent-style-name="Default_20_Text">
      <style:text-properties officeooo:rsid="000a25d9" officeooo:paragraph-rsid="00235a38"/>
    </style:style>
    <style:style style:name="P7" style:family="paragraph" style:parent-style-name="Default_20_Text">
      <style:text-properties officeooo:rsid="000a25d9" officeooo:paragraph-rsid="00272a83"/>
    </style:style>
    <style:style style:name="P8" style:family="paragraph" style:parent-style-name="Default_20_Text">
      <style:text-properties officeooo:rsid="000a25d9" officeooo:paragraph-rsid="0027affa"/>
    </style:style>
    <style:style style:name="P9" style:family="paragraph" style:parent-style-name="Default_20_Text">
      <style:text-properties officeooo:rsid="000a25d9" officeooo:paragraph-rsid="00487a52"/>
    </style:style>
    <style:style style:name="P10" style:family="paragraph" style:parent-style-name="Default_20_Text">
      <style:text-properties officeooo:rsid="000a25d9" officeooo:paragraph-rsid="0050f820"/>
    </style:style>
    <style:style style:name="P11" style:family="paragraph" style:parent-style-name="Default_20_Text">
      <style:text-properties officeooo:rsid="000a25d9" officeooo:paragraph-rsid="006ff999"/>
    </style:style>
    <style:style style:name="P12" style:family="paragraph" style:parent-style-name="Default_20_Text">
      <style:text-properties officeooo:rsid="000a25d9" officeooo:paragraph-rsid="00769b8a"/>
    </style:style>
    <style:style style:name="P13" style:family="paragraph" style:parent-style-name="Default_20_Text">
      <style:text-properties officeooo:rsid="000a25d9" officeooo:paragraph-rsid="0082b151"/>
    </style:style>
    <style:style style:name="P14" style:family="paragraph" style:parent-style-name="Default_20_Text">
      <style:text-properties officeooo:rsid="000a25d9" officeooo:paragraph-rsid="00a72daf"/>
    </style:style>
    <style:style style:name="P15" style:family="paragraph" style:parent-style-name="Default_20_Text">
      <style:text-properties officeooo:rsid="000a25d9" officeooo:paragraph-rsid="00c99943"/>
    </style:style>
    <style:style style:name="P16" style:family="paragraph" style:parent-style-name="Default_20_Text">
      <style:text-properties officeooo:rsid="000a25d9" officeooo:paragraph-rsid="00cae423"/>
    </style:style>
    <style:style style:name="P17" style:family="paragraph" style:parent-style-name="Default_20_Text">
      <style:text-properties officeooo:rsid="000a25d9" officeooo:paragraph-rsid="00e3e196"/>
    </style:style>
    <style:style style:name="P18" style:family="paragraph" style:parent-style-name="Default_20_Text">
      <style:text-properties officeooo:rsid="000a25d9" officeooo:paragraph-rsid="00e15647"/>
    </style:style>
    <style:style style:name="P19" style:family="paragraph" style:parent-style-name="Default_20_Text">
      <style:text-properties officeooo:rsid="000a25d9" officeooo:paragraph-rsid="00a548c7"/>
    </style:style>
    <style:style style:name="P20" style:family="paragraph" style:parent-style-name="Default_20_Text">
      <style:text-properties officeooo:rsid="000a25d9" officeooo:paragraph-rsid="00f0483c"/>
    </style:style>
    <style:style style:name="P21" style:family="paragraph" style:parent-style-name="Default_20_Text">
      <style:text-properties officeooo:rsid="000a25d9" officeooo:paragraph-rsid="00f72425"/>
    </style:style>
    <style:style style:name="P22" style:family="paragraph" style:parent-style-name="Default_20_Text">
      <style:text-properties officeooo:rsid="000a25d9" officeooo:paragraph-rsid="0102d1a0"/>
    </style:style>
    <style:style style:name="P23" style:family="paragraph" style:parent-style-name="Default_20_Text">
      <style:text-properties officeooo:rsid="000a25d9" officeooo:paragraph-rsid="010308ac"/>
    </style:style>
    <style:style style:name="P24" style:family="paragraph" style:parent-style-name="Default_20_Text">
      <style:text-properties officeooo:rsid="000a25d9" officeooo:paragraph-rsid="0109a8aa"/>
    </style:style>
    <style:style style:name="P25" style:family="paragraph" style:parent-style-name="Default_20_Text">
      <style:text-properties officeooo:rsid="000a25d9" officeooo:paragraph-rsid="01051905"/>
    </style:style>
    <style:style style:name="P26" style:family="paragraph" style:parent-style-name="Default_20_Text">
      <style:text-properties officeooo:rsid="000a25d9" officeooo:paragraph-rsid="010ca007"/>
    </style:style>
    <style:style style:name="P27" style:family="paragraph" style:parent-style-name="Default_20_Text">
      <style:text-properties officeooo:rsid="000a25d9" officeooo:paragraph-rsid="010ff62a"/>
    </style:style>
    <style:style style:name="P28" style:family="paragraph" style:parent-style-name="Default_20_Text">
      <style:text-properties officeooo:rsid="000a25d9" officeooo:paragraph-rsid="01288dba"/>
    </style:style>
    <style:style style:name="P29" style:family="paragraph" style:parent-style-name="Default_20_Text">
      <style:text-properties officeooo:rsid="000a25d9" officeooo:paragraph-rsid="012cf950"/>
    </style:style>
    <style:style style:name="P30" style:family="paragraph" style:parent-style-name="Default_20_Text">
      <style:text-properties officeooo:rsid="00350b38" officeooo:paragraph-rsid="00350b38"/>
    </style:style>
    <style:style style:name="P31" style:family="paragraph" style:parent-style-name="Default_20_Text">
      <style:text-properties officeooo:rsid="00350b38" officeooo:paragraph-rsid="0050f820"/>
    </style:style>
    <style:style style:name="P32" style:family="paragraph" style:parent-style-name="Default_20_Text">
      <style:text-properties officeooo:rsid="00350b38" officeooo:paragraph-rsid="005cdab4"/>
    </style:style>
    <style:style style:name="P33" style:family="paragraph" style:parent-style-name="Default_20_Text">
      <style:text-properties officeooo:rsid="00350b38" officeooo:paragraph-rsid="006ff999"/>
    </style:style>
    <style:style style:name="P34" style:family="paragraph" style:parent-style-name="Default_20_Text">
      <style:text-properties officeooo:rsid="00350b38" officeooo:paragraph-rsid="00769b8a"/>
    </style:style>
    <style:style style:name="P35" style:family="paragraph" style:parent-style-name="Default_20_Text">
      <style:text-properties officeooo:rsid="00350b38" officeooo:paragraph-rsid="0079de0c"/>
    </style:style>
    <style:style style:name="P36" style:family="paragraph" style:parent-style-name="Default_20_Text">
      <style:text-properties officeooo:rsid="00350b38" officeooo:paragraph-rsid="00cae423"/>
    </style:style>
    <style:style style:name="P37" style:family="paragraph" style:parent-style-name="Default_20_Text">
      <style:text-properties officeooo:rsid="00350b38" officeooo:paragraph-rsid="0102d1a0"/>
    </style:style>
    <style:style style:name="P38" style:family="paragraph" style:parent-style-name="Default_20_Text">
      <style:text-properties officeooo:rsid="00350b38" officeooo:paragraph-rsid="0109a8aa"/>
    </style:style>
    <style:style style:name="P39" style:family="paragraph" style:parent-style-name="Default_20_Text">
      <style:text-properties officeooo:rsid="00350b38" officeooo:paragraph-rsid="010ff62a"/>
    </style:style>
    <style:style style:name="P40" style:family="paragraph" style:parent-style-name="Default_20_Text">
      <style:text-properties officeooo:rsid="00350b38" officeooo:paragraph-rsid="01288dba"/>
    </style:style>
    <style:style style:name="P41" style:family="paragraph" style:parent-style-name="Default_20_Text">
      <style:text-properties officeooo:rsid="00350b38" officeooo:paragraph-rsid="012cf950"/>
    </style:style>
    <style:style style:name="P42" style:family="paragraph" style:parent-style-name="Default_20_Text">
      <style:text-properties officeooo:rsid="0037ccbc" officeooo:paragraph-rsid="0037ccbc"/>
    </style:style>
    <style:style style:name="P43" style:family="paragraph" style:parent-style-name="Default_20_Text">
      <style:text-properties fo:font-size="16pt" fo:font-weight="bold" officeooo:rsid="000a25d9" officeooo:paragraph-rsid="004861fe" style:font-size-asian="16pt" style:font-weight-asian="bold" style:font-size-complex="16pt" style:font-weight-complex="bold"/>
    </style:style>
    <style:style style:name="P44" style:family="paragraph" style:parent-style-name="Default_20_Text">
      <style:text-properties fo:font-size="16pt" fo:font-weight="bold" officeooo:rsid="00c99943" officeooo:paragraph-rsid="00c99943" style:font-size-asian="16pt" style:font-weight-asian="bold" style:font-size-complex="16pt" style:font-weight-complex="bold"/>
    </style:style>
    <style:style style:name="P45" style:family="paragraph" style:parent-style-name="Default_20_Text">
      <style:text-properties fo:font-size="16pt" fo:font-weight="bold" officeooo:rsid="0079de0c" officeooo:paragraph-rsid="01051905" style:font-size-asian="16pt" style:font-weight-asian="bold" style:font-size-complex="16pt" style:font-weight-complex="bold"/>
    </style:style>
    <style:style style:name="P46" style:family="paragraph" style:parent-style-name="Default_20_Text">
      <style:text-properties fo:font-size="16pt" fo:font-weight="bold" officeooo:rsid="0079de0c" officeooo:paragraph-rsid="00e15647" style:font-size-asian="16pt" style:font-weight-asian="bold" style:font-size-complex="16pt" style:font-weight-complex="bold"/>
    </style:style>
    <style:style style:name="P47" style:family="paragraph" style:parent-style-name="Default_20_Text">
      <style:text-properties officeooo:paragraph-rsid="0050f820"/>
    </style:style>
    <style:style style:name="P48" style:family="paragraph" style:parent-style-name="Default_20_Text">
      <style:text-properties officeooo:paragraph-rsid="006ff999"/>
    </style:style>
    <style:style style:name="P49" style:family="paragraph" style:parent-style-name="Default_20_Text">
      <style:text-properties officeooo:paragraph-rsid="00769b8a"/>
    </style:style>
    <style:style style:name="P50" style:family="paragraph" style:parent-style-name="Default_20_Text">
      <style:text-properties officeooo:rsid="0054e47e" officeooo:paragraph-rsid="0054e47e"/>
    </style:style>
    <style:style style:name="P51" style:family="paragraph" style:parent-style-name="Default_20_Text">
      <style:text-properties officeooo:rsid="005c35ce" officeooo:paragraph-rsid="005cdab4"/>
    </style:style>
    <style:style style:name="P52" style:family="paragraph" style:parent-style-name="Default_20_Text">
      <style:text-properties officeooo:rsid="0058ecf4" officeooo:paragraph-rsid="0058ecf4"/>
    </style:style>
    <style:style style:name="P53" style:family="paragraph" style:parent-style-name="Default_20_Text">
      <style:text-properties officeooo:rsid="0058ecf4" officeooo:paragraph-rsid="006ff999"/>
    </style:style>
    <style:style style:name="P54" style:family="paragraph" style:parent-style-name="Default_20_Text">
      <style:text-properties officeooo:rsid="0058ecf4" officeooo:paragraph-rsid="00cae423"/>
    </style:style>
    <style:style style:name="P55" style:family="paragraph" style:parent-style-name="Default_20_Text">
      <style:text-properties officeooo:rsid="0070006e" officeooo:paragraph-rsid="0070006e"/>
    </style:style>
    <style:style style:name="P56" style:family="paragraph" style:parent-style-name="Default_20_Text">
      <style:text-properties officeooo:rsid="0070006e" officeooo:paragraph-rsid="00a72daf"/>
    </style:style>
    <style:style style:name="P57" style:family="paragraph" style:parent-style-name="Default_20_Text">
      <style:text-properties officeooo:rsid="0070006e" officeooo:paragraph-rsid="010308ac"/>
    </style:style>
    <style:style style:name="P58" style:family="paragraph" style:parent-style-name="Default_20_Text">
      <style:text-properties officeooo:rsid="0070006e" officeooo:paragraph-rsid="0109a8aa"/>
    </style:style>
    <style:style style:name="P59" style:family="paragraph" style:parent-style-name="Default_20_Text">
      <style:text-properties officeooo:rsid="0070006e" officeooo:paragraph-rsid="0109fa17"/>
    </style:style>
    <style:style style:name="P60" style:family="paragraph" style:parent-style-name="Default_20_Text">
      <style:text-properties officeooo:rsid="0070006e" officeooo:paragraph-rsid="010ff62a"/>
    </style:style>
    <style:style style:name="P61" style:family="paragraph" style:parent-style-name="Default_20_Text">
      <style:text-properties officeooo:rsid="0070006e" officeooo:paragraph-rsid="0117c8df"/>
    </style:style>
    <style:style style:name="P62" style:family="paragraph" style:parent-style-name="Default_20_Text">
      <style:text-properties officeooo:rsid="0070006e" officeooo:paragraph-rsid="01288dba"/>
    </style:style>
    <style:style style:name="P63" style:family="paragraph" style:parent-style-name="Default_20_Text">
      <style:text-properties officeooo:rsid="0070006e" officeooo:paragraph-rsid="012cf950"/>
    </style:style>
    <style:style style:name="P64" style:family="paragraph" style:parent-style-name="Default_20_Text">
      <style:text-properties officeooo:rsid="00736264" officeooo:paragraph-rsid="00736264"/>
    </style:style>
    <style:style style:name="P65" style:family="paragraph" style:parent-style-name="Default_20_Text">
      <style:text-properties officeooo:rsid="00736264" officeooo:paragraph-rsid="00769b8a"/>
    </style:style>
    <style:style style:name="P66" style:family="paragraph" style:parent-style-name="Default_20_Text">
      <style:text-properties officeooo:rsid="007c6f53" officeooo:paragraph-rsid="007c6f53"/>
    </style:style>
    <style:style style:name="P67" style:family="paragraph" style:parent-style-name="Default_20_Text">
      <style:text-properties officeooo:rsid="00986831" officeooo:paragraph-rsid="00986831"/>
    </style:style>
    <style:style style:name="P68" style:family="paragraph" style:parent-style-name="Default_20_Text">
      <style:text-properties officeooo:rsid="007d21fe" officeooo:paragraph-rsid="007d21fe"/>
    </style:style>
    <style:style style:name="P69" style:family="paragraph" style:parent-style-name="Default_20_Text">
      <style:text-properties officeooo:rsid="0079de0c" officeooo:paragraph-rsid="0082b151"/>
    </style:style>
    <style:style style:name="P70" style:family="paragraph" style:parent-style-name="Default_20_Text">
      <style:text-properties officeooo:rsid="0079de0c" officeooo:paragraph-rsid="00a72daf"/>
    </style:style>
    <style:style style:name="P71" style:family="paragraph" style:parent-style-name="Default_20_Text">
      <style:text-properties officeooo:rsid="0079de0c" officeooo:paragraph-rsid="0079de0c"/>
    </style:style>
    <style:style style:name="P72" style:family="paragraph" style:parent-style-name="Default_20_Text">
      <style:text-properties officeooo:rsid="0079de0c" officeooo:paragraph-rsid="0102d1a0"/>
    </style:style>
    <style:style style:name="P73" style:family="paragraph" style:parent-style-name="Default_20_Text">
      <style:text-properties officeooo:rsid="0079de0c" officeooo:paragraph-rsid="0109a8aa"/>
    </style:style>
    <style:style style:name="P74" style:family="paragraph" style:parent-style-name="Default_20_Text">
      <style:text-properties officeooo:rsid="0079de0c" officeooo:paragraph-rsid="010ff62a"/>
    </style:style>
    <style:style style:name="P75" style:family="paragraph" style:parent-style-name="Default_20_Text">
      <style:text-properties officeooo:rsid="0079de0c" officeooo:paragraph-rsid="01288dba"/>
    </style:style>
    <style:style style:name="P76" style:family="paragraph" style:parent-style-name="Default_20_Text">
      <style:text-properties officeooo:rsid="0079de0c" officeooo:paragraph-rsid="012cf950"/>
    </style:style>
    <style:style style:name="P77" style:family="paragraph" style:parent-style-name="Default_20_Text">
      <style:text-properties officeooo:rsid="00d0210b" officeooo:paragraph-rsid="00d0210b"/>
    </style:style>
    <style:style style:name="P78" style:family="paragraph" style:parent-style-name="Default_20_Text">
      <style:text-properties officeooo:rsid="00d0210b" officeooo:paragraph-rsid="0102d1a0"/>
    </style:style>
    <style:style style:name="P79" style:family="paragraph" style:parent-style-name="Default_20_Text">
      <style:text-properties officeooo:rsid="00d0210b" officeooo:paragraph-rsid="0109a8aa"/>
    </style:style>
    <style:style style:name="P80" style:family="paragraph" style:parent-style-name="Default_20_Text">
      <style:text-properties officeooo:rsid="00d0210b" officeooo:paragraph-rsid="010ff62a"/>
    </style:style>
    <style:style style:name="P81" style:family="paragraph" style:parent-style-name="Default_20_Text">
      <style:text-properties officeooo:rsid="00d0210b" officeooo:paragraph-rsid="012bbcf4"/>
    </style:style>
    <style:style style:name="P82" style:family="paragraph" style:parent-style-name="Default_20_Text">
      <style:text-properties officeooo:rsid="00d0210b" officeooo:paragraph-rsid="012cf950"/>
    </style:style>
    <style:style style:name="P83" style:family="paragraph" style:parent-style-name="Default_20_Text">
      <style:text-properties officeooo:rsid="00abd992" officeooo:paragraph-rsid="00abd992"/>
    </style:style>
    <style:style style:name="P84" style:family="paragraph" style:parent-style-name="Default_20_Text">
      <style:text-properties officeooo:rsid="00ce1c0e" officeooo:paragraph-rsid="00ce1c0e"/>
    </style:style>
    <style:style style:name="P85" style:family="paragraph" style:parent-style-name="Default_20_Text">
      <style:text-properties officeooo:rsid="00ceccf9" officeooo:paragraph-rsid="00ceccf9"/>
    </style:style>
    <style:style style:name="P86" style:family="paragraph" style:parent-style-name="Default_20_Text">
      <style:text-properties officeooo:rsid="00c99943" officeooo:paragraph-rsid="00cae423"/>
    </style:style>
    <style:style style:name="P87" style:family="paragraph" style:parent-style-name="Default_20_Text">
      <style:text-properties officeooo:rsid="0085cbbd" officeooo:paragraph-rsid="0085cbbd"/>
    </style:style>
    <style:style style:name="P88" style:family="paragraph" style:parent-style-name="Default_20_Text">
      <style:text-properties officeooo:rsid="0085cbbd" officeooo:paragraph-rsid="00f72425"/>
    </style:style>
    <style:style style:name="P89" style:family="paragraph" style:parent-style-name="Default_20_Text">
      <style:text-properties officeooo:paragraph-rsid="0102d1a0"/>
    </style:style>
    <style:style style:name="P90" style:family="paragraph" style:parent-style-name="Default_20_Text">
      <style:text-properties officeooo:paragraph-rsid="0109a8aa"/>
    </style:style>
    <style:style style:name="P91" style:family="paragraph" style:parent-style-name="Default_20_Text">
      <style:text-properties officeooo:paragraph-rsid="010ff62a"/>
    </style:style>
    <style:style style:name="P92" style:family="paragraph" style:parent-style-name="Default_20_Text">
      <style:text-properties officeooo:paragraph-rsid="012cf950"/>
    </style:style>
    <style:style style:name="P93" style:family="paragraph" style:parent-style-name="Default_20_Text">
      <style:text-properties officeooo:rsid="0066d2f1" officeooo:paragraph-rsid="0145c402"/>
    </style:style>
    <style:style style:name="P94" style:family="paragraph" style:parent-style-name="Table_20_Contents">
      <style:text-properties officeooo:rsid="001c4845" officeooo:paragraph-rsid="001c4845"/>
    </style:style>
    <style:style style:name="P95" style:family="paragraph" style:parent-style-name="Table_20_Contents">
      <style:text-properties officeooo:rsid="001c4845" officeooo:paragraph-rsid="0050f820"/>
    </style:style>
    <style:style style:name="P96" style:family="paragraph" style:parent-style-name="Table_20_Contents">
      <style:text-properties officeooo:rsid="001c4845" officeooo:paragraph-rsid="006ff999"/>
    </style:style>
    <style:style style:name="P97" style:family="paragraph" style:parent-style-name="Table_20_Contents">
      <style:text-properties officeooo:rsid="001c4845" officeooo:paragraph-rsid="00769b8a"/>
    </style:style>
    <style:style style:name="P98" style:family="paragraph" style:parent-style-name="Table_20_Contents">
      <style:text-properties officeooo:rsid="001c4845" officeooo:paragraph-rsid="0082b151"/>
    </style:style>
    <style:style style:name="P99" style:family="paragraph" style:parent-style-name="Table_20_Contents">
      <style:text-properties officeooo:rsid="001c4845" officeooo:paragraph-rsid="00a72daf"/>
    </style:style>
    <style:style style:name="P100" style:family="paragraph" style:parent-style-name="Table_20_Contents">
      <style:text-properties officeooo:rsid="001c4845" officeooo:paragraph-rsid="00cae423"/>
    </style:style>
    <style:style style:name="P101" style:family="paragraph" style:parent-style-name="Table_20_Contents">
      <style:text-properties officeooo:rsid="001c4845" officeooo:paragraph-rsid="00e3e196"/>
    </style:style>
    <style:style style:name="P102" style:family="paragraph" style:parent-style-name="Table_20_Contents">
      <style:text-properties officeooo:rsid="001c4845" officeooo:paragraph-rsid="0102d1a0"/>
    </style:style>
    <style:style style:name="P103" style:family="paragraph" style:parent-style-name="Table_20_Contents">
      <style:text-properties officeooo:rsid="001c4845" officeooo:paragraph-rsid="0109a8aa"/>
    </style:style>
    <style:style style:name="P104" style:family="paragraph" style:parent-style-name="Table_20_Contents">
      <style:text-properties officeooo:rsid="001c4845" officeooo:paragraph-rsid="010ff62a"/>
    </style:style>
    <style:style style:name="P105" style:family="paragraph" style:parent-style-name="Table_20_Contents">
      <style:text-properties officeooo:rsid="001c4845" officeooo:paragraph-rsid="01288dba"/>
    </style:style>
    <style:style style:name="P106" style:family="paragraph" style:parent-style-name="Table_20_Contents">
      <style:text-properties officeooo:rsid="001c4845" officeooo:paragraph-rsid="012cf950"/>
    </style:style>
    <style:style style:name="P107" style:family="paragraph" style:parent-style-name="Table_20_Contents">
      <style:text-properties officeooo:rsid="001e26b7" officeooo:paragraph-rsid="001e26b7"/>
    </style:style>
    <style:style style:name="P108" style:family="paragraph" style:parent-style-name="Table_20_Contents">
      <style:text-properties officeooo:rsid="001e26b7" officeooo:paragraph-rsid="0050f820"/>
    </style:style>
    <style:style style:name="P109" style:family="paragraph" style:parent-style-name="Table_20_Contents">
      <style:text-properties officeooo:rsid="001e26b7" officeooo:paragraph-rsid="006ff999"/>
    </style:style>
    <style:style style:name="P110" style:family="paragraph" style:parent-style-name="Table_20_Contents">
      <style:text-properties officeooo:rsid="001e26b7" officeooo:paragraph-rsid="00769b8a"/>
    </style:style>
    <style:style style:name="P111" style:family="paragraph" style:parent-style-name="Table_20_Contents">
      <style:text-properties officeooo:rsid="001e26b7" officeooo:paragraph-rsid="0082b151"/>
    </style:style>
    <style:style style:name="P112" style:family="paragraph" style:parent-style-name="Table_20_Contents">
      <style:text-properties officeooo:rsid="001e26b7" officeooo:paragraph-rsid="00a72daf"/>
    </style:style>
    <style:style style:name="P113" style:family="paragraph" style:parent-style-name="Table_20_Contents">
      <style:text-properties officeooo:rsid="001e26b7" officeooo:paragraph-rsid="00cae423"/>
    </style:style>
    <style:style style:name="P114" style:family="paragraph" style:parent-style-name="Table_20_Contents">
      <style:text-properties officeooo:rsid="001e26b7" officeooo:paragraph-rsid="00e3e196"/>
    </style:style>
    <style:style style:name="P115" style:family="paragraph" style:parent-style-name="Table_20_Contents">
      <style:text-properties officeooo:rsid="001e26b7" officeooo:paragraph-rsid="0102d1a0"/>
    </style:style>
    <style:style style:name="P116" style:family="paragraph" style:parent-style-name="Table_20_Contents">
      <style:text-properties officeooo:rsid="001e26b7" officeooo:paragraph-rsid="0109a8aa"/>
    </style:style>
    <style:style style:name="P117" style:family="paragraph" style:parent-style-name="Table_20_Contents">
      <style:text-properties officeooo:rsid="001e26b7" officeooo:paragraph-rsid="010ff62a"/>
    </style:style>
    <style:style style:name="P118" style:family="paragraph" style:parent-style-name="Table_20_Contents">
      <style:text-properties officeooo:rsid="001e26b7" officeooo:paragraph-rsid="01288dba"/>
    </style:style>
    <style:style style:name="P119" style:family="paragraph" style:parent-style-name="Table_20_Contents">
      <style:text-properties officeooo:rsid="001e26b7" officeooo:paragraph-rsid="012cf950"/>
    </style:style>
    <style:style style:name="P120" style:family="paragraph" style:parent-style-name="Table_20_Contents">
      <style:text-properties officeooo:rsid="002264ee" officeooo:paragraph-rsid="002264ee"/>
    </style:style>
    <style:style style:name="P121" style:family="paragraph" style:parent-style-name="Table_20_Contents">
      <style:text-properties officeooo:rsid="002264ee" officeooo:paragraph-rsid="0050f820"/>
    </style:style>
    <style:style style:name="P122" style:family="paragraph" style:parent-style-name="Table_20_Contents">
      <style:text-properties officeooo:rsid="002264ee" officeooo:paragraph-rsid="006ff999"/>
    </style:style>
    <style:style style:name="P123" style:family="paragraph" style:parent-style-name="Table_20_Contents">
      <style:text-properties officeooo:rsid="002264ee" officeooo:paragraph-rsid="00769b8a"/>
    </style:style>
    <style:style style:name="P124" style:family="paragraph" style:parent-style-name="Table_20_Contents">
      <style:text-properties officeooo:rsid="002264ee" officeooo:paragraph-rsid="0082b151"/>
    </style:style>
    <style:style style:name="P125" style:family="paragraph" style:parent-style-name="Table_20_Contents">
      <style:text-properties officeooo:rsid="002264ee" officeooo:paragraph-rsid="00a72daf"/>
    </style:style>
    <style:style style:name="P126" style:family="paragraph" style:parent-style-name="Table_20_Contents">
      <style:text-properties officeooo:rsid="002264ee" officeooo:paragraph-rsid="0109a8aa"/>
    </style:style>
    <style:style style:name="P127" style:family="paragraph" style:parent-style-name="Table_20_Contents">
      <style:text-properties officeooo:rsid="002264ee" officeooo:paragraph-rsid="010ff62a"/>
    </style:style>
    <style:style style:name="P128" style:family="paragraph" style:parent-style-name="Table_20_Contents">
      <style:text-properties officeooo:rsid="0033b2ff" officeooo:paragraph-rsid="0033b2ff"/>
    </style:style>
    <style:style style:name="P129" style:family="paragraph" style:parent-style-name="Table_20_Contents">
      <style:text-properties officeooo:rsid="0033b2ff" officeooo:paragraph-rsid="0102d1a0"/>
    </style:style>
    <style:style style:name="P130" style:family="paragraph" style:parent-style-name="Table_20_Contents">
      <style:text-properties officeooo:rsid="0033b2ff" officeooo:paragraph-rsid="0109a8aa"/>
    </style:style>
    <style:style style:name="P131" style:family="paragraph" style:parent-style-name="Table_20_Contents">
      <style:text-properties officeooo:rsid="0033b2ff" officeooo:paragraph-rsid="010ff62a"/>
    </style:style>
    <style:style style:name="P132" style:family="paragraph" style:parent-style-name="Table_20_Contents">
      <style:text-properties officeooo:rsid="0033b2ff" officeooo:paragraph-rsid="01288dba"/>
    </style:style>
    <style:style style:name="P133" style:family="paragraph" style:parent-style-name="Table_20_Contents">
      <style:text-properties officeooo:rsid="0033b2ff" officeooo:paragraph-rsid="012cf950"/>
    </style:style>
    <style:style style:name="P134" style:family="paragraph" style:parent-style-name="Table_20_Contents">
      <style:text-properties officeooo:rsid="00350b38" officeooo:paragraph-rsid="0050f820"/>
    </style:style>
    <style:style style:name="P135" style:family="paragraph" style:parent-style-name="Table_20_Contents">
      <style:text-properties officeooo:rsid="00350b38" officeooo:paragraph-rsid="006ff999"/>
    </style:style>
    <style:style style:name="P136" style:family="paragraph" style:parent-style-name="Table_20_Contents">
      <style:text-properties officeooo:rsid="00350b38" officeooo:paragraph-rsid="00769b8a"/>
    </style:style>
    <style:style style:name="P137" style:family="paragraph" style:parent-style-name="Table_20_Contents">
      <style:text-properties officeooo:rsid="00350b38" officeooo:paragraph-rsid="00cae423"/>
    </style:style>
    <style:style style:name="P138" style:family="paragraph" style:parent-style-name="Table_20_Contents">
      <style:text-properties officeooo:rsid="00350b38" officeooo:paragraph-rsid="0102d1a0"/>
    </style:style>
    <style:style style:name="P139" style:family="paragraph" style:parent-style-name="Table_20_Contents">
      <style:text-properties officeooo:rsid="00350b38" officeooo:paragraph-rsid="0109a8aa"/>
    </style:style>
    <style:style style:name="P140" style:family="paragraph" style:parent-style-name="Table_20_Contents">
      <style:text-properties officeooo:rsid="00350b38" officeooo:paragraph-rsid="010ff62a"/>
    </style:style>
    <style:style style:name="P141" style:family="paragraph" style:parent-style-name="Table_20_Contents">
      <style:text-properties officeooo:rsid="00350b38" officeooo:paragraph-rsid="01288dba"/>
    </style:style>
    <style:style style:name="P142" style:family="paragraph" style:parent-style-name="Table_20_Contents">
      <style:text-properties officeooo:rsid="00350b38" officeooo:paragraph-rsid="012cf950"/>
    </style:style>
    <style:style style:name="P143" style:family="paragraph" style:parent-style-name="Table_20_Contents">
      <style:text-properties officeooo:rsid="0037ccbc" officeooo:paragraph-rsid="0037ccbc"/>
    </style:style>
    <style:style style:name="P144" style:family="paragraph" style:parent-style-name="Table_20_Contents">
      <style:text-properties officeooo:rsid="00397cf9" officeooo:paragraph-rsid="00397cf9"/>
    </style:style>
    <style:style style:name="P145" style:family="paragraph" style:parent-style-name="Table_20_Contents">
      <style:text-properties officeooo:paragraph-rsid="00986831"/>
    </style:style>
    <style:style style:name="P146" style:family="paragraph" style:parent-style-name="Table_20_Contents">
      <style:text-properties officeooo:rsid="0053847c" officeooo:paragraph-rsid="0053847c"/>
    </style:style>
    <style:style style:name="P147" style:family="paragraph" style:parent-style-name="Table_20_Contents">
      <style:text-properties officeooo:rsid="0053847c" officeooo:paragraph-rsid="006ff999"/>
    </style:style>
    <style:style style:name="P148" style:family="paragraph" style:parent-style-name="Table_20_Contents">
      <style:text-properties officeooo:rsid="0053847c" officeooo:paragraph-rsid="00769b8a"/>
    </style:style>
    <style:style style:name="P149" style:family="paragraph" style:parent-style-name="Table_20_Contents">
      <style:text-properties officeooo:rsid="0053847c" officeooo:paragraph-rsid="0082b151"/>
    </style:style>
    <style:style style:name="P150" style:family="paragraph" style:parent-style-name="Table_20_Contents">
      <style:text-properties officeooo:rsid="0053847c" officeooo:paragraph-rsid="00a72daf"/>
    </style:style>
    <style:style style:name="P151" style:family="paragraph" style:parent-style-name="Table_20_Contents">
      <style:text-properties officeooo:rsid="0053847c" officeooo:paragraph-rsid="0109a8aa"/>
    </style:style>
    <style:style style:name="P152" style:family="paragraph" style:parent-style-name="Table_20_Contents">
      <style:text-properties officeooo:rsid="0053847c" officeooo:paragraph-rsid="010ff62a"/>
    </style:style>
    <style:style style:name="P153" style:family="paragraph" style:parent-style-name="Table_20_Contents">
      <style:text-properties officeooo:rsid="0053847c" officeooo:paragraph-rsid="01288dba"/>
    </style:style>
    <style:style style:name="P154" style:family="paragraph" style:parent-style-name="Table_20_Contents">
      <style:text-properties officeooo:rsid="0053847c" officeooo:paragraph-rsid="012cf950"/>
    </style:style>
    <style:style style:name="P155" style:family="paragraph" style:parent-style-name="Table_20_Contents">
      <style:text-properties officeooo:rsid="00523fd1" officeooo:paragraph-rsid="00523fd1"/>
    </style:style>
    <style:style style:name="P156" style:family="paragraph" style:parent-style-name="Table_20_Contents">
      <style:text-properties officeooo:rsid="00523fd1" officeooo:paragraph-rsid="006ff999"/>
    </style:style>
    <style:style style:name="P157" style:family="paragraph" style:parent-style-name="Table_20_Contents">
      <style:text-properties officeooo:rsid="00523fd1" officeooo:paragraph-rsid="00769b8a"/>
    </style:style>
    <style:style style:name="P158" style:family="paragraph" style:parent-style-name="Table_20_Contents">
      <style:text-properties officeooo:rsid="0052ae9b" officeooo:paragraph-rsid="0052ae9b"/>
    </style:style>
    <style:style style:name="P159" style:family="paragraph" style:parent-style-name="Table_20_Contents">
      <style:text-properties officeooo:rsid="0066d2f1" officeooo:paragraph-rsid="0066d2f1"/>
    </style:style>
    <style:style style:name="P160" style:family="paragraph" style:parent-style-name="Table_20_Contents">
      <style:text-properties officeooo:rsid="0066d2f1" officeooo:paragraph-rsid="006ff999"/>
    </style:style>
    <style:style style:name="P161" style:family="paragraph" style:parent-style-name="Table_20_Contents">
      <style:text-properties officeooo:rsid="0066d2f1" officeooo:paragraph-rsid="00769b8a"/>
    </style:style>
    <style:style style:name="P162" style:family="paragraph" style:parent-style-name="Table_20_Contents">
      <style:text-properties officeooo:rsid="0070006e" officeooo:paragraph-rsid="0070006e"/>
    </style:style>
    <style:style style:name="P163" style:family="paragraph" style:parent-style-name="Table_20_Contents">
      <style:text-properties officeooo:rsid="0070006e" officeooo:paragraph-rsid="00a72daf"/>
    </style:style>
    <style:style style:name="P164" style:family="paragraph" style:parent-style-name="Table_20_Contents">
      <style:text-properties officeooo:rsid="0070006e" officeooo:paragraph-rsid="00cae423"/>
    </style:style>
    <style:style style:name="P165" style:family="paragraph" style:parent-style-name="Table_20_Contents">
      <style:text-properties officeooo:rsid="0070006e" officeooo:paragraph-rsid="0102d1a0"/>
    </style:style>
    <style:style style:name="P166" style:family="paragraph" style:parent-style-name="Table_20_Contents">
      <style:text-properties officeooo:rsid="0070006e" officeooo:paragraph-rsid="0109a8aa"/>
    </style:style>
    <style:style style:name="P167" style:family="paragraph" style:parent-style-name="Table_20_Contents">
      <style:text-properties officeooo:rsid="0070006e" officeooo:paragraph-rsid="010ff62a"/>
    </style:style>
    <style:style style:name="P168" style:family="paragraph" style:parent-style-name="Table_20_Contents">
      <style:text-properties officeooo:rsid="0070006e" officeooo:paragraph-rsid="0117c8df"/>
    </style:style>
    <style:style style:name="P169" style:family="paragraph" style:parent-style-name="Table_20_Contents">
      <style:text-properties officeooo:rsid="0070006e" officeooo:paragraph-rsid="01288dba"/>
    </style:style>
    <style:style style:name="P170" style:family="paragraph" style:parent-style-name="Table_20_Contents">
      <style:text-properties officeooo:rsid="0070006e" officeooo:paragraph-rsid="012cf950"/>
    </style:style>
    <style:style style:name="P171" style:family="paragraph" style:parent-style-name="Table_20_Contents">
      <style:text-properties officeooo:rsid="00705c38" officeooo:paragraph-rsid="00705c38"/>
    </style:style>
    <style:style style:name="P172" style:family="paragraph" style:parent-style-name="Table_20_Contents">
      <style:text-properties officeooo:rsid="00705c38" officeooo:paragraph-rsid="00a72daf"/>
    </style:style>
    <style:style style:name="P173" style:family="paragraph" style:parent-style-name="Table_20_Contents">
      <style:text-properties officeooo:rsid="00705c38" officeooo:paragraph-rsid="0109a8aa"/>
    </style:style>
    <style:style style:name="P174" style:family="paragraph" style:parent-style-name="Table_20_Contents">
      <style:text-properties officeooo:rsid="00718fb2" officeooo:paragraph-rsid="00718fb2"/>
    </style:style>
    <style:style style:name="P175" style:family="paragraph" style:parent-style-name="Table_20_Contents">
      <style:text-properties officeooo:rsid="00718fb2" officeooo:paragraph-rsid="00769b8a"/>
    </style:style>
    <style:style style:name="P176" style:family="paragraph" style:parent-style-name="Table_20_Contents">
      <style:text-properties officeooo:rsid="00986831" officeooo:paragraph-rsid="00986831"/>
    </style:style>
    <style:style style:name="P177" style:family="paragraph" style:parent-style-name="Table_20_Contents">
      <style:text-properties officeooo:rsid="0085cbbd" officeooo:paragraph-rsid="00a72daf"/>
    </style:style>
    <style:style style:name="P178" style:family="paragraph" style:parent-style-name="Table_20_Contents">
      <style:text-properties officeooo:rsid="0085cbbd" officeooo:paragraph-rsid="0085cbbd"/>
    </style:style>
    <style:style style:name="P179" style:family="paragraph" style:parent-style-name="Table_20_Contents">
      <style:text-properties officeooo:rsid="0085cbbd" officeooo:paragraph-rsid="0102d1a0"/>
    </style:style>
    <style:style style:name="P180" style:family="paragraph" style:parent-style-name="Table_20_Contents">
      <style:text-properties officeooo:rsid="0085cbbd" officeooo:paragraph-rsid="0109a8aa"/>
    </style:style>
    <style:style style:name="P181" style:family="paragraph" style:parent-style-name="Table_20_Contents">
      <style:text-properties officeooo:rsid="0085cbbd" officeooo:paragraph-rsid="010ca007"/>
    </style:style>
    <style:style style:name="P182" style:family="paragraph" style:parent-style-name="Table_20_Contents">
      <style:text-properties officeooo:rsid="0085cbbd" officeooo:paragraph-rsid="010ff62a"/>
    </style:style>
    <style:style style:name="P183" style:family="paragraph" style:parent-style-name="Table_20_Contents">
      <style:text-properties officeooo:rsid="0085cbbd" officeooo:paragraph-rsid="01288dba"/>
    </style:style>
    <style:style style:name="P184" style:family="paragraph" style:parent-style-name="Table_20_Contents">
      <style:text-properties officeooo:rsid="0085cbbd" officeooo:paragraph-rsid="012cf950"/>
    </style:style>
    <style:style style:name="P185" style:family="paragraph" style:parent-style-name="Table_20_Contents">
      <style:text-properties officeooo:rsid="00adb036" officeooo:paragraph-rsid="00adb036"/>
    </style:style>
    <style:style style:name="P186" style:family="paragraph" style:parent-style-name="Table_20_Contents">
      <style:text-properties officeooo:rsid="00d0bad0" officeooo:paragraph-rsid="00d0bad0"/>
    </style:style>
    <style:style style:name="P187" style:family="paragraph" style:parent-style-name="Table_20_Contents">
      <style:text-properties officeooo:rsid="00d0bad0" officeooo:paragraph-rsid="0102d1a0"/>
    </style:style>
    <style:style style:name="P188" style:family="paragraph" style:parent-style-name="Table_20_Contents">
      <style:text-properties officeooo:rsid="00d0bad0" officeooo:paragraph-rsid="0109a8aa"/>
    </style:style>
    <style:style style:name="P189" style:family="paragraph" style:parent-style-name="Table_20_Contents">
      <style:text-properties officeooo:rsid="00d0bad0" officeooo:paragraph-rsid="010ff62a"/>
    </style:style>
    <style:style style:name="P190" style:family="paragraph" style:parent-style-name="Table_20_Contents">
      <style:text-properties officeooo:rsid="00d0bad0" officeooo:paragraph-rsid="011f3344"/>
    </style:style>
    <style:style style:name="P191" style:family="paragraph" style:parent-style-name="Table_20_Contents">
      <style:text-properties officeooo:rsid="00d0bad0" officeooo:paragraph-rsid="011ffa3e"/>
    </style:style>
    <style:style style:name="P192" style:family="paragraph" style:parent-style-name="Table_20_Contents">
      <style:text-properties officeooo:rsid="00d0bad0" officeooo:paragraph-rsid="01288dba"/>
    </style:style>
    <style:style style:name="P193" style:family="paragraph" style:parent-style-name="Table_20_Contents">
      <style:text-properties officeooo:rsid="00d0bad0" officeooo:paragraph-rsid="012cf950"/>
    </style:style>
    <style:style style:name="P194" style:family="paragraph" style:parent-style-name="Table_20_Contents">
      <style:text-properties officeooo:rsid="00ae25d2" officeooo:paragraph-rsid="00ae25d2"/>
    </style:style>
    <style:style style:name="P195" style:family="paragraph" style:parent-style-name="Table_20_Contents">
      <style:text-properties officeooo:rsid="00ae25d2" officeooo:paragraph-rsid="0102d1a0"/>
    </style:style>
    <style:style style:name="P196" style:family="paragraph" style:parent-style-name="Table_20_Contents">
      <style:text-properties officeooo:rsid="00ae25d2" officeooo:paragraph-rsid="010ff62a"/>
    </style:style>
    <style:style style:name="P197" style:family="paragraph" style:parent-style-name="Table_20_Contents">
      <style:text-properties officeooo:rsid="00d0210b" officeooo:paragraph-rsid="00d0210b"/>
    </style:style>
    <style:style style:name="P198" style:family="paragraph" style:parent-style-name="Table_20_Contents">
      <style:text-properties officeooo:rsid="00d0210b" officeooo:paragraph-rsid="0102d1a0"/>
    </style:style>
    <style:style style:name="P199" style:family="paragraph" style:parent-style-name="Table_20_Contents">
      <style:text-properties officeooo:rsid="00d0210b" officeooo:paragraph-rsid="010ff62a"/>
    </style:style>
    <style:style style:name="P200" style:family="paragraph" style:parent-style-name="Table_20_Contents">
      <style:text-properties officeooo:rsid="00d0210b" officeooo:paragraph-rsid="01288dba"/>
    </style:style>
    <style:style style:name="P201" style:family="paragraph" style:parent-style-name="Table_20_Contents">
      <style:text-properties officeooo:rsid="00d0210b" officeooo:paragraph-rsid="012cf950"/>
    </style:style>
    <style:style style:name="P202" style:family="paragraph" style:parent-style-name="Table_20_Contents">
      <style:text-properties officeooo:rsid="00ab39d3" officeooo:paragraph-rsid="00ab39d3"/>
    </style:style>
    <style:style style:name="P203" style:family="paragraph" style:parent-style-name="Table_20_Contents">
      <style:text-properties officeooo:rsid="00b086bc" officeooo:paragraph-rsid="00293710"/>
    </style:style>
    <style:style style:name="P204" style:family="paragraph" style:parent-style-name="Table_20_Contents">
      <style:text-properties officeooo:rsid="00b01326" officeooo:paragraph-rsid="00293710"/>
    </style:style>
    <style:style style:name="P205" style:family="paragraph" style:parent-style-name="Table_20_Contents">
      <style:text-properties officeooo:rsid="00afd24d" officeooo:paragraph-rsid="00afd24d"/>
    </style:style>
    <style:style style:name="P206" style:family="paragraph" style:parent-style-name="Table_20_Contents">
      <style:text-properties officeooo:rsid="00c27d81" officeooo:paragraph-rsid="00c27d81"/>
    </style:style>
    <style:style style:name="P207" style:family="paragraph" style:parent-style-name="Table_20_Contents">
      <style:text-properties officeooo:rsid="00c6d988" officeooo:paragraph-rsid="00c6d988"/>
    </style:style>
    <style:style style:name="P208" style:family="paragraph" style:parent-style-name="Table_20_Contents">
      <style:text-properties officeooo:rsid="00c6d988" officeooo:paragraph-rsid="00cae423"/>
    </style:style>
    <style:style style:name="P209" style:family="paragraph" style:parent-style-name="Table_20_Contents">
      <style:text-properties officeooo:rsid="00ceccf9" officeooo:paragraph-rsid="00ceccf9"/>
    </style:style>
    <style:style style:name="P210" style:family="paragraph" style:parent-style-name="Default_20_Text">
      <style:text-properties officeooo:rsid="01436d97" officeooo:paragraph-rsid="01436d97"/>
    </style:style>
    <style:style style:name="P211" style:family="paragraph" style:parent-style-name="Default_20_Text">
      <style:text-properties officeooo:rsid="00c27d81" officeooo:paragraph-rsid="0145c402"/>
    </style:style>
    <style:style style:name="P212" style:family="paragraph" style:parent-style-name="Default_20_Text">
      <style:text-properties officeooo:rsid="0127361c" officeooo:paragraph-rsid="0127361c"/>
    </style:style>
    <style:style style:name="P213" style:family="paragraph" style:parent-style-name="Default_20_Text">
      <style:text-properties officeooo:rsid="00e6d514" officeooo:paragraph-rsid="00e6d514"/>
    </style:style>
    <style:style style:name="P214" style:family="paragraph" style:parent-style-name="Default_20_Text">
      <style:text-properties fo:font-size="16pt" officeooo:rsid="00e15647" officeooo:paragraph-rsid="00e3e196" style:font-size-asian="16pt" style:font-size-complex="16pt"/>
    </style:style>
    <style:style style:name="P215" style:family="paragraph" style:parent-style-name="Default_20_Text">
      <style:text-properties officeooo:rsid="014ed23b" officeooo:paragraph-rsid="014ed23b"/>
    </style:style>
    <style:style style:name="P216" style:family="paragraph" style:parent-style-name="Default_20_Text">
      <style:text-properties officeooo:rsid="0120d309" officeooo:paragraph-rsid="0120d309"/>
    </style:style>
    <style:style style:name="P217" style:family="paragraph" style:parent-style-name="Default_20_Text">
      <style:text-properties officeooo:rsid="010ca007" officeooo:paragraph-rsid="010ca007"/>
    </style:style>
    <style:style style:name="P218" style:family="paragraph" style:parent-style-name="Default_20_Text">
      <style:text-properties officeooo:rsid="011e68b7" officeooo:paragraph-rsid="011e68b7"/>
    </style:style>
    <style:style style:name="P219" style:family="paragraph" style:parent-style-name="Default_20_Text">
      <style:text-properties officeooo:rsid="010adcb4" officeooo:paragraph-rsid="010adcb4"/>
    </style:style>
    <style:style style:name="P220" style:family="paragraph" style:parent-style-name="Default_20_Text">
      <style:text-properties officeooo:rsid="011f3344" officeooo:paragraph-rsid="011f3344"/>
    </style:style>
    <style:style style:name="P221" style:family="paragraph" style:parent-style-name="Default_20_Text">
      <style:text-properties officeooo:rsid="011f3344" officeooo:paragraph-rsid="012cf950"/>
    </style:style>
    <style:style style:name="P222" style:family="paragraph" style:parent-style-name="Default_20_Text">
      <style:text-properties officeooo:rsid="01051905" officeooo:paragraph-rsid="0109a8aa"/>
    </style:style>
    <style:style style:name="P223" style:family="paragraph" style:parent-style-name="Default_20_Text">
      <style:text-properties officeooo:rsid="01051905" officeooo:paragraph-rsid="010ff62a"/>
    </style:style>
    <style:style style:name="P224" style:family="paragraph" style:parent-style-name="Default_20_Text">
      <style:text-properties officeooo:rsid="01051905" officeooo:paragraph-rsid="01288dba"/>
    </style:style>
    <style:style style:name="P225" style:family="paragraph" style:parent-style-name="Default_20_Text">
      <style:text-properties officeooo:rsid="0129bd21" officeooo:paragraph-rsid="0129bd21"/>
    </style:style>
    <style:style style:name="P226" style:family="paragraph" style:parent-style-name="Default_20_Text">
      <style:text-properties officeooo:rsid="0129bd21" officeooo:paragraph-rsid="012cf950"/>
    </style:style>
    <style:style style:name="P227" style:family="paragraph" style:parent-style-name="Default_20_Text">
      <style:text-properties officeooo:rsid="012f75ca" officeooo:paragraph-rsid="012f75ca"/>
    </style:style>
    <style:style style:name="P228" style:family="paragraph" style:parent-style-name="Default_20_Text">
      <style:text-properties officeooo:rsid="0130d3b1" officeooo:paragraph-rsid="0130d3b1"/>
    </style:style>
    <style:style style:name="P229" style:family="paragraph" style:parent-style-name="Default_20_Text">
      <style:text-properties officeooo:rsid="00d0210b" officeooo:paragraph-rsid="0102d1a0"/>
    </style:style>
    <style:style style:name="P230" style:family="paragraph" style:parent-style-name="Default_20_Text">
      <style:text-properties officeooo:rsid="00d0210b" officeooo:paragraph-rsid="0109a8aa"/>
    </style:style>
    <style:style style:name="P231" style:family="paragraph" style:parent-style-name="Default_20_Text">
      <style:text-properties officeooo:rsid="00350b38" officeooo:paragraph-rsid="0109a8aa"/>
    </style:style>
    <style:style style:name="P232" style:family="paragraph" style:parent-style-name="Default_20_Text">
      <style:text-properties officeooo:paragraph-rsid="0109a8aa"/>
    </style:style>
    <style:style style:name="P233" style:family="paragraph" style:parent-style-name="Default_20_Text">
      <style:text-properties officeooo:paragraph-rsid="015bef4a"/>
    </style:style>
    <style:style style:name="P234" style:family="paragraph" style:parent-style-name="Table_20_Contents">
      <style:text-properties officeooo:rsid="013e9d8f" officeooo:paragraph-rsid="013e9d8f"/>
    </style:style>
    <style:style style:name="P235" style:family="paragraph" style:parent-style-name="Table_20_Contents">
      <style:text-properties officeooo:rsid="0141a957" officeooo:paragraph-rsid="0141a957"/>
    </style:style>
    <style:style style:name="P236" style:family="paragraph" style:parent-style-name="Table_20_Contents">
      <style:text-properties officeooo:rsid="01436d97" officeooo:paragraph-rsid="01436d97"/>
    </style:style>
    <style:style style:name="P237" style:family="paragraph" style:parent-style-name="Table_20_Contents">
      <style:text-properties officeooo:rsid="0127361c" officeooo:paragraph-rsid="0127361c"/>
    </style:style>
    <style:style style:name="P238" style:family="paragraph" style:parent-style-name="Table_20_Contents">
      <style:text-properties officeooo:rsid="00d9455f" officeooo:paragraph-rsid="00d9455f"/>
    </style:style>
    <style:style style:name="P239" style:family="paragraph" style:parent-style-name="Table_20_Contents">
      <style:text-properties officeooo:rsid="00d9455f" officeooo:paragraph-rsid="00e3e196"/>
    </style:style>
    <style:style style:name="P240" style:family="paragraph" style:parent-style-name="Table_20_Contents">
      <style:text-properties officeooo:rsid="00d9455f" officeooo:paragraph-rsid="013a0796"/>
    </style:style>
    <style:style style:name="P241" style:family="paragraph" style:parent-style-name="Table_20_Contents">
      <style:text-properties officeooo:rsid="00d9455f" officeooo:paragraph-rsid="0102d1a0"/>
    </style:style>
    <style:style style:name="P242" style:family="paragraph" style:parent-style-name="Table_20_Contents">
      <style:text-properties officeooo:rsid="00d9455f" officeooo:paragraph-rsid="0109a8aa"/>
    </style:style>
    <style:style style:name="P243" style:family="paragraph" style:parent-style-name="Table_20_Contents">
      <style:text-properties officeooo:rsid="00d9455f" officeooo:paragraph-rsid="010ff62a"/>
    </style:style>
    <style:style style:name="P244" style:family="paragraph" style:parent-style-name="Table_20_Contents">
      <style:text-properties officeooo:rsid="00d9455f" officeooo:paragraph-rsid="01288dba"/>
    </style:style>
    <style:style style:name="P245" style:family="paragraph" style:parent-style-name="Table_20_Contents">
      <style:text-properties officeooo:rsid="00d9455f" officeooo:paragraph-rsid="012cf950"/>
    </style:style>
    <style:style style:name="P246" style:family="paragraph" style:parent-style-name="Table_20_Contents">
      <style:text-properties officeooo:rsid="00d99d7b" officeooo:paragraph-rsid="00d99d7b"/>
    </style:style>
    <style:style style:name="P247" style:family="paragraph" style:parent-style-name="Table_20_Contents">
      <style:text-properties officeooo:rsid="00d99d7b" officeooo:paragraph-rsid="00e6d514"/>
    </style:style>
    <style:style style:name="P248" style:family="paragraph" style:parent-style-name="Table_20_Contents">
      <style:text-properties officeooo:rsid="00d99d7b" officeooo:paragraph-rsid="013a0796"/>
    </style:style>
    <style:style style:name="P249" style:family="paragraph" style:parent-style-name="Table_20_Contents">
      <style:text-properties officeooo:rsid="00d99d7b" officeooo:paragraph-rsid="013a9fda"/>
    </style:style>
    <style:style style:name="P250" style:family="paragraph" style:parent-style-name="Table_20_Contents">
      <style:text-properties officeooo:rsid="00d99d7b" officeooo:paragraph-rsid="0154e8c3"/>
    </style:style>
    <style:style style:name="P251" style:family="paragraph" style:parent-style-name="Table_20_Contents">
      <style:text-properties officeooo:rsid="00d99d7b" officeooo:paragraph-rsid="0102d1a0"/>
    </style:style>
    <style:style style:name="P252" style:family="paragraph" style:parent-style-name="Table_20_Contents">
      <style:text-properties officeooo:rsid="00d99d7b" officeooo:paragraph-rsid="0109a8aa"/>
    </style:style>
    <style:style style:name="P253" style:family="paragraph" style:parent-style-name="Table_20_Contents">
      <style:text-properties officeooo:rsid="00d99d7b" officeooo:paragraph-rsid="010ff62a"/>
    </style:style>
    <style:style style:name="P254" style:family="paragraph" style:parent-style-name="Table_20_Contents">
      <style:text-properties officeooo:rsid="00d99d7b" officeooo:paragraph-rsid="01288dba"/>
    </style:style>
    <style:style style:name="P255" style:family="paragraph" style:parent-style-name="Table_20_Contents">
      <style:text-properties officeooo:rsid="00d99d7b" officeooo:paragraph-rsid="012cf950"/>
    </style:style>
    <style:style style:name="P256" style:family="paragraph" style:parent-style-name="Table_20_Contents">
      <style:text-properties officeooo:rsid="00d7a6ec" officeooo:paragraph-rsid="00d7a6ec"/>
    </style:style>
    <style:style style:name="P257" style:family="paragraph" style:parent-style-name="Table_20_Contents">
      <style:text-properties officeooo:rsid="00d7a6ec" officeooo:paragraph-rsid="00e3e196"/>
    </style:style>
    <style:style style:name="P258" style:family="paragraph" style:parent-style-name="Table_20_Contents">
      <style:text-properties officeooo:rsid="014a5ad1" officeooo:paragraph-rsid="014a5ad1"/>
    </style:style>
    <style:style style:name="P259" style:family="paragraph" style:parent-style-name="Table_20_Contents">
      <style:text-properties officeooo:rsid="014a5ad1" officeooo:paragraph-rsid="014babf9"/>
    </style:style>
    <style:style style:name="P260" style:family="paragraph" style:parent-style-name="Table_20_Contents">
      <style:text-properties officeooo:rsid="014a5ad1" officeooo:paragraph-rsid="014bf83b"/>
    </style:style>
    <style:style style:name="P261" style:family="paragraph" style:parent-style-name="Table_20_Contents">
      <style:text-properties officeooo:rsid="014a5ad1" officeooo:paragraph-rsid="014dbaf0"/>
    </style:style>
    <style:style style:name="P262" style:family="paragraph" style:parent-style-name="Table_20_Contents">
      <style:text-properties officeooo:rsid="00e6d514" officeooo:paragraph-rsid="00e6d514"/>
    </style:style>
    <style:style style:name="P263" style:family="paragraph" style:parent-style-name="Table_20_Contents">
      <style:text-properties officeooo:rsid="014fa43b" officeooo:paragraph-rsid="014fa43b"/>
    </style:style>
    <style:style style:name="P264" style:family="paragraph" style:parent-style-name="Table_20_Contents">
      <style:text-properties officeooo:rsid="01520517" officeooo:paragraph-rsid="01520517"/>
    </style:style>
    <style:style style:name="P265" style:family="paragraph" style:parent-style-name="Table_20_Contents">
      <style:text-properties officeooo:rsid="01044ff2" officeooo:paragraph-rsid="01044ff2"/>
    </style:style>
    <style:style style:name="P266" style:family="paragraph" style:parent-style-name="Table_20_Contents">
      <style:text-properties officeooo:rsid="01044ff2" officeooo:paragraph-rsid="010ff62a"/>
    </style:style>
    <style:style style:name="P267" style:family="paragraph" style:parent-style-name="Table_20_Contents">
      <style:text-properties officeooo:rsid="01044ff2" officeooo:paragraph-rsid="01288dba"/>
    </style:style>
    <style:style style:name="P268" style:family="paragraph" style:parent-style-name="Table_20_Contents">
      <style:text-properties officeooo:rsid="01044ff2" officeooo:paragraph-rsid="012cf950"/>
    </style:style>
    <style:style style:name="P269" style:family="paragraph" style:parent-style-name="Table_20_Contents">
      <style:text-properties officeooo:rsid="0123cbe1" officeooo:paragraph-rsid="0123cbe1"/>
    </style:style>
    <style:style style:name="P270" style:family="paragraph" style:parent-style-name="Table_20_Contents">
      <style:text-properties officeooo:rsid="0120d309" officeooo:paragraph-rsid="0120d309"/>
    </style:style>
    <style:style style:name="P271" style:family="paragraph" style:parent-style-name="Table_20_Contents">
      <style:text-properties officeooo:rsid="0122af6d" officeooo:paragraph-rsid="0122af6d"/>
    </style:style>
    <style:style style:name="P272" style:family="paragraph" style:parent-style-name="Table_20_Contents">
      <style:text-properties officeooo:rsid="0114791c" officeooo:paragraph-rsid="0114791c"/>
    </style:style>
    <style:style style:name="P273" style:family="paragraph" style:parent-style-name="Table_20_Contents">
      <style:text-properties officeooo:rsid="01175776" officeooo:paragraph-rsid="01175776"/>
    </style:style>
    <style:style style:name="P274" style:family="paragraph" style:parent-style-name="Table_20_Contents">
      <style:text-properties officeooo:rsid="010ca007" officeooo:paragraph-rsid="010ca007"/>
    </style:style>
    <style:style style:name="P275" style:family="paragraph" style:parent-style-name="Table_20_Contents">
      <style:text-properties officeooo:rsid="011878bd" officeooo:paragraph-rsid="011878bd"/>
    </style:style>
    <style:style style:name="P276" style:family="paragraph" style:parent-style-name="Table_20_Contents">
      <style:text-properties officeooo:rsid="011878bd" officeooo:paragraph-rsid="011e68b7"/>
    </style:style>
    <style:style style:name="P277" style:family="paragraph" style:parent-style-name="Table_20_Contents">
      <style:text-properties officeooo:rsid="0109c3c1" officeooo:paragraph-rsid="0109a8aa"/>
    </style:style>
    <style:style style:name="P278" style:family="paragraph" style:parent-style-name="Table_20_Contents">
      <style:text-properties officeooo:rsid="011e68b7" officeooo:paragraph-rsid="011e68b7"/>
    </style:style>
    <style:style style:name="P279" style:family="paragraph" style:parent-style-name="Table_20_Contents">
      <style:text-properties officeooo:rsid="010adcb4" officeooo:paragraph-rsid="010adcb4"/>
    </style:style>
    <style:style style:name="P280" style:family="paragraph" style:parent-style-name="Table_20_Contents">
      <style:text-properties officeooo:rsid="011f3344" officeooo:paragraph-rsid="0155a2cc"/>
    </style:style>
    <style:style style:name="P281" style:family="paragraph" style:parent-style-name="Table_20_Contents">
      <style:text-properties officeooo:rsid="011f3344" officeooo:paragraph-rsid="0156fc7a"/>
    </style:style>
    <style:style style:name="P282" style:family="paragraph" style:parent-style-name="Table_20_Contents">
      <style:text-properties officeooo:rsid="011f3344" officeooo:paragraph-rsid="015bef4a"/>
    </style:style>
    <style:style style:name="P283" style:family="paragraph" style:parent-style-name="Table_20_Contents">
      <style:text-properties officeooo:rsid="01536cd5" officeooo:paragraph-rsid="01536cd5"/>
    </style:style>
    <style:style style:name="P284" style:family="paragraph" style:parent-style-name="Table_20_Contents">
      <style:text-properties officeooo:rsid="011337d2" officeooo:paragraph-rsid="011337d2"/>
    </style:style>
    <style:style style:name="P285" style:family="paragraph" style:parent-style-name="Table_20_Contents">
      <style:text-properties officeooo:rsid="011337d2" officeooo:paragraph-rsid="01288dba"/>
    </style:style>
    <style:style style:name="P286" style:family="paragraph" style:parent-style-name="Table_20_Contents">
      <style:text-properties officeooo:rsid="011337d2" officeooo:paragraph-rsid="012cf950"/>
    </style:style>
    <style:style style:name="P287" style:family="paragraph" style:parent-style-name="Table_20_Contents">
      <style:text-properties officeooo:rsid="0129bd21" officeooo:paragraph-rsid="0129bd21"/>
    </style:style>
    <style:style style:name="P288" style:family="paragraph" style:parent-style-name="Table_20_Contents">
      <style:text-properties officeooo:rsid="0129bd21" officeooo:paragraph-rsid="012cf950"/>
    </style:style>
    <style:style style:name="P289" style:family="paragraph" style:parent-style-name="Table_20_Contents">
      <style:text-properties officeooo:rsid="01346931" officeooo:paragraph-rsid="01346931"/>
    </style:style>
    <style:style style:name="P290" style:family="paragraph" style:parent-style-name="Table_20_Contents">
      <style:text-properties officeooo:rsid="012f75ca" officeooo:paragraph-rsid="012f75ca"/>
    </style:style>
    <style:style style:name="P291" style:family="paragraph" style:parent-style-name="Table_20_Contents">
      <style:text-properties officeooo:rsid="012f75ca" officeooo:paragraph-rsid="01346931"/>
    </style:style>
    <style:style style:name="P292" style:family="paragraph" style:parent-style-name="Table_20_Contents">
      <style:text-properties officeooo:rsid="0130d3b1" officeooo:paragraph-rsid="0130d3b1"/>
    </style:style>
    <style:style style:name="P293" style:family="paragraph" style:parent-style-name="Table_20_Contents">
      <style:text-properties officeooo:rsid="01597d30" officeooo:paragraph-rsid="01597d30"/>
    </style:style>
    <style:style style:name="P294" style:family="paragraph" style:parent-style-name="Table_20_Contents">
      <style:text-properties officeooo:rsid="01339cc0" officeooo:paragraph-rsid="01339cc0"/>
    </style:style>
    <style:style style:name="P295" style:family="paragraph" style:parent-style-name="Table_20_Contents">
      <style:text-properties officeooo:rsid="00d0bad0" officeooo:paragraph-rsid="0102d1a0"/>
    </style:style>
    <style:style style:name="P296" style:family="paragraph" style:parent-style-name="Table_20_Contents">
      <style:text-properties officeooo:rsid="00d0bad0" officeooo:paragraph-rsid="0109a8aa"/>
    </style:style>
    <style:style style:name="P297" style:family="paragraph" style:parent-style-name="Table_20_Contents">
      <style:text-properties officeooo:rsid="00d0bad0" officeooo:paragraph-rsid="011f3344"/>
    </style:style>
    <style:style style:name="P298" style:family="paragraph" style:parent-style-name="Table_20_Contents">
      <style:text-properties officeooo:rsid="00d0bad0" officeooo:paragraph-rsid="011ffa3e"/>
    </style:style>
    <style:style style:name="P299" style:family="paragraph" style:parent-style-name="Table_20_Contents">
      <style:text-properties officeooo:rsid="00d0bad0" officeooo:paragraph-rsid="015bef4a"/>
    </style:style>
    <style:style style:name="P300" style:family="paragraph" style:parent-style-name="Table_20_Contents">
      <style:text-properties officeooo:rsid="00d0210b" officeooo:paragraph-rsid="0102d1a0"/>
    </style:style>
    <style:style style:name="P301" style:family="paragraph" style:parent-style-name="Table_20_Contents">
      <style:text-properties officeooo:rsid="0033b2ff" officeooo:paragraph-rsid="0102d1a0"/>
    </style:style>
    <style:style style:name="P302" style:family="paragraph" style:parent-style-name="Table_20_Contents">
      <style:text-properties officeooo:rsid="0033b2ff" officeooo:paragraph-rsid="0109a8aa"/>
    </style:style>
    <style:style style:name="P303" style:family="paragraph" style:parent-style-name="Table_20_Contents">
      <style:text-properties officeooo:rsid="0033b2ff" officeooo:paragraph-rsid="015bef4a"/>
    </style:style>
    <style:style style:name="T1" style:family="text">
      <style:text-properties officeooo:rsid="000a25d9"/>
    </style:style>
    <style:style style:name="T2" style:family="text">
      <style:text-properties officeooo:rsid="0015a4fb"/>
    </style:style>
    <style:style style:name="T3" style:family="text">
      <style:text-properties officeooo:rsid="0016c37a"/>
    </style:style>
    <style:style style:name="T4" style:family="text">
      <style:text-properties officeooo:rsid="0036daa1"/>
    </style:style>
    <style:style style:name="T5" style:family="text">
      <style:text-properties officeooo:rsid="0048244a"/>
    </style:style>
    <style:style style:name="T6" style:family="text">
      <style:text-properties officeooo:rsid="0050f820"/>
    </style:style>
    <style:style style:name="T7" style:family="text">
      <style:text-properties officeooo:rsid="0056fecd"/>
    </style:style>
    <style:style style:name="T8" style:family="text">
      <style:text-properties officeooo:rsid="0058bb97"/>
    </style:style>
    <style:style style:name="T9" style:family="text">
      <style:text-properties officeooo:rsid="0058ecf4"/>
    </style:style>
    <style:style style:name="T10" style:family="text">
      <style:text-properties officeooo:rsid="005a58a2"/>
    </style:style>
    <style:style style:name="T11" style:family="text">
      <style:text-properties fo:font-size="16pt" fo:font-weight="bold" officeooo:rsid="00487a52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4b91b0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4c66c3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6ff999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82b151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8f6067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8fe3bb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f0483c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102d1a0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10ff62a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114943f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1288dba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12d7ecd" style:font-size-asian="16pt" style:font-weight-asian="bold" style:font-size-complex="16pt" style:font-weight-complex="bold"/>
    </style:style>
    <style:style style:name="T24" style:family="text">
      <style:text-properties officeooo:rsid="00715721"/>
    </style:style>
    <style:style style:name="T25" style:family="text">
      <style:text-properties officeooo:rsid="00736264"/>
    </style:style>
    <style:style style:name="T26" style:family="text">
      <style:text-properties officeooo:rsid="0076ed3b"/>
    </style:style>
    <style:style style:name="T27" style:family="text">
      <style:text-properties officeooo:rsid="0079de0c"/>
    </style:style>
    <style:style style:name="T28" style:family="text">
      <style:text-properties officeooo:rsid="0097c453"/>
    </style:style>
    <style:style style:name="T29" style:family="text">
      <style:text-properties officeooo:rsid="00986831"/>
    </style:style>
    <style:style style:name="T30" style:family="text">
      <style:text-properties officeooo:rsid="009a0cd7"/>
    </style:style>
    <style:style style:name="T31" style:family="text">
      <style:text-properties officeooo:rsid="00ab0cf6"/>
    </style:style>
    <style:style style:name="T32" style:family="text">
      <style:text-properties officeooo:rsid="00b2363c"/>
    </style:style>
    <style:style style:name="T33" style:family="text">
      <style:text-properties officeooo:rsid="00b6d7aa"/>
    </style:style>
    <style:style style:name="T34" style:family="text">
      <style:text-properties officeooo:rsid="00b8d532"/>
    </style:style>
    <style:style style:name="T35" style:family="text">
      <style:text-properties officeooo:rsid="00bb9ad8"/>
    </style:style>
    <style:style style:name="T36" style:family="text">
      <style:text-properties officeooo:rsid="00c13edf"/>
    </style:style>
    <style:style style:name="T37" style:family="text">
      <style:text-properties officeooo:rsid="00c19561"/>
    </style:style>
    <style:style style:name="T38" style:family="text">
      <style:text-properties officeooo:rsid="00c2d27f"/>
    </style:style>
    <style:style style:name="T39" style:family="text">
      <style:text-properties officeooo:rsid="00c554b1"/>
    </style:style>
    <style:style style:name="T40" style:family="text">
      <style:text-properties officeooo:rsid="00c794a9"/>
    </style:style>
    <style:style style:name="T41" style:family="text">
      <style:text-properties officeooo:rsid="00d754d7"/>
    </style:style>
    <style:style style:name="T42" style:family="text">
      <style:text-properties officeooo:rsid="00db3feb"/>
    </style:style>
    <style:style style:name="T43" style:family="text">
      <style:text-properties officeooo:rsid="00df56a0"/>
    </style:style>
    <style:style style:name="T44" style:family="text">
      <style:text-properties officeooo:rsid="00e15647"/>
    </style:style>
    <style:style style:name="T45" style:family="text">
      <style:text-properties officeooo:rsid="00e4f85a"/>
    </style:style>
    <style:style style:name="T46" style:family="text">
      <style:text-properties officeooo:rsid="00e8746d"/>
    </style:style>
    <style:style style:name="T47" style:family="text">
      <style:text-properties officeooo:rsid="00eb5cb3"/>
    </style:style>
    <style:style style:name="T48" style:family="text">
      <style:text-properties officeooo:rsid="00ef2d1a"/>
    </style:style>
    <style:style style:name="T49" style:family="text">
      <style:text-properties officeooo:rsid="00f2eb03"/>
    </style:style>
    <style:style style:name="T50" style:family="text">
      <style:text-properties officeooo:rsid="00f434a4"/>
    </style:style>
    <style:style style:name="T51" style:family="text">
      <style:text-properties officeooo:rsid="00f5a17f"/>
    </style:style>
    <style:style style:name="T52" style:family="text">
      <style:text-properties officeooo:rsid="00f72425"/>
    </style:style>
    <style:style style:name="T53" style:family="text">
      <style:text-properties officeooo:rsid="00fa584b"/>
    </style:style>
    <style:style style:name="T54" style:family="text">
      <style:text-properties officeooo:rsid="00fc469f"/>
    </style:style>
    <style:style style:name="T55" style:family="text">
      <style:text-properties officeooo:rsid="00fc4971"/>
    </style:style>
    <style:style style:name="T56" style:family="text">
      <style:text-properties officeooo:rsid="00fcd00e"/>
    </style:style>
    <style:style style:name="T57" style:family="text">
      <style:text-properties officeooo:rsid="00fcfe9e"/>
    </style:style>
    <style:style style:name="T58" style:family="text">
      <style:text-properties officeooo:rsid="00fd3d1e"/>
    </style:style>
    <style:style style:name="T59" style:family="text">
      <style:text-properties officeooo:rsid="00ff4671"/>
    </style:style>
    <style:style style:name="T60" style:family="text">
      <style:text-properties officeooo:rsid="01003df1"/>
    </style:style>
    <style:style style:name="T61" style:family="text">
      <style:text-properties officeooo:rsid="010308ac"/>
    </style:style>
    <style:style style:name="T62" style:family="text">
      <style:text-properties officeooo:rsid="01051905"/>
    </style:style>
    <style:style style:name="T63" style:family="text">
      <style:text-properties officeooo:rsid="0109a8aa"/>
    </style:style>
    <style:style style:name="T64" style:family="text">
      <style:text-properties officeooo:rsid="0109c3c1"/>
    </style:style>
    <style:style style:name="T65" style:family="text">
      <style:text-properties officeooo:rsid="0109fa17"/>
    </style:style>
    <style:style style:name="T66" style:family="text">
      <style:text-properties officeooo:rsid="010c097b"/>
    </style:style>
    <style:style style:name="T67" style:family="text">
      <style:text-properties officeooo:rsid="010c9851"/>
    </style:style>
    <style:style style:name="T68" style:family="text">
      <style:text-properties officeooo:rsid="010ca007"/>
    </style:style>
    <style:style style:name="T69" style:family="text">
      <style:text-properties officeooo:rsid="010e70f3"/>
    </style:style>
    <style:style style:name="T70" style:family="text">
      <style:text-properties officeooo:rsid="01114ae2"/>
    </style:style>
    <style:style style:name="T71" style:family="text">
      <style:text-properties officeooo:rsid="0111be3d"/>
    </style:style>
    <style:style style:name="T72" style:family="text">
      <style:text-properties officeooo:rsid="01164715"/>
    </style:style>
    <style:style style:name="T73" style:family="text">
      <style:text-properties officeooo:rsid="0117c8df"/>
    </style:style>
    <style:style style:name="T74" style:family="text">
      <style:text-properties officeooo:rsid="011aca4b"/>
    </style:style>
    <style:style style:name="T75" style:family="text">
      <style:text-properties officeooo:rsid="011bfa61"/>
    </style:style>
    <style:style style:name="T76" style:family="text">
      <style:text-properties officeooo:rsid="011d0782"/>
    </style:style>
    <style:style style:name="T77" style:family="text">
      <style:text-properties officeooo:rsid="011e68b7"/>
    </style:style>
    <style:style style:name="T78" style:family="text">
      <style:text-properties officeooo:rsid="011f3344"/>
    </style:style>
    <style:style style:name="T79" style:family="text">
      <style:text-properties officeooo:rsid="011ffa3e"/>
    </style:style>
    <style:style style:name="T80" style:family="text">
      <style:text-properties officeooo:rsid="0124531b"/>
    </style:style>
    <style:style style:name="T81" style:family="text">
      <style:text-properties officeooo:rsid="012bbcf4"/>
    </style:style>
    <style:style style:name="T82" style:family="text">
      <style:text-properties officeooo:rsid="0130f4c2"/>
    </style:style>
    <style:style style:name="T83" style:family="text">
      <style:text-properties officeooo:rsid="0131d78b"/>
    </style:style>
    <style:style style:name="T84" style:family="text">
      <style:text-properties officeooo:rsid="01402aa5"/>
    </style:style>
    <style:style style:name="T85" style:family="text">
      <style:text-properties officeooo:rsid="01456717"/>
    </style:style>
    <style:style style:name="T86" style:family="text">
      <style:text-properties officeooo:rsid="01483c69"/>
    </style:style>
    <style:style style:name="T87" style:family="text">
      <style:text-properties officeooo:rsid="015859cc"/>
    </style:style>
    <style:style style:name="T88" style:family="text">
      <style:text-properties officeooo:rsid="015a3696"/>
    </style:style>
    <style:style style:name="T89" style:family="text">
      <style:text-properties officeooo:rsid="015be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wex_school 学校</text:p>
      <text:p text:style-name="P3"/>
      <table:table table:name="wex_place" table:style-name="wex_5f_place">
        <table:table-column table:style-name="wex_5f_place.A"/>
        <table:table-column table:style-name="wex_5f_place.B"/>
        <table:table-column table:style-name="wex_5f_place.C"/>
        <table:table-column table:style-name="wex_5f_place.D"/>
        <table:table-row>
          <table:table-cell table:style-name="wex_5f_place.A1" office:value-type="string">
            <text:p text:style-name="P94">字段名称</text:p>
          </table:table-cell>
          <table:table-cell table:style-name="wex_5f_place.A1" office:value-type="string">
            <text:p text:style-name="P94">值类型</text:p>
          </table:table-cell>
          <table:table-cell table:style-name="wex_5f_place.A1" office:value-type="string">
            <text:p text:style-name="P185">Required</text:p>
          </table:table-cell>
          <table:table-cell table:style-name="wex_5f_place.D1" office:value-type="string">
            <text:p text:style-name="P94">备注</text:p>
          </table:table-cell>
        </table:table-row>
        <table:table-row>
          <table:table-cell table:style-name="wex_5f_place.A2" office:value-type="string">
            <text:p text:style-name="P4">唯一标识/id</text:p>
          </table:table-cell>
          <table:table-cell table:style-name="wex_5f_place.A2" office:value-type="string">
            <text:p text:style-name="P107">string</text:p>
          </table:table-cell>
          <table:table-cell table:style-name="wex_5f_place.A2" office:value-type="string">
            <text:p text:style-name="P185">是</text:p>
          </table:table-cell>
          <table:table-cell table:style-name="wex_5f_place.D2" office:value-type="string">
            <text:p text:style-name="P107">自动生成,<text:span text:style-name="T31">由mysql的uuid生成</text:span></text:p>
          </table:table-cell>
        </table:table-row>
        <table:table-row>
          <table:table-cell table:style-name="wex_5f_place.A2" office:value-type="string">
            <text:p text:style-name="P5">名称/name</text:p>
          </table:table-cell>
          <table:table-cell table:style-name="wex_5f_place.A2" office:value-type="string">
            <text:p text:style-name="P120">string</text:p>
          </table:table-cell>
          <table:table-cell table:style-name="wex_5f_place.A2" office:value-type="string">
            <text:p text:style-name="P185">是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30">是否激活/enabled</text:p>
          </table:table-cell>
          <table:table-cell table:style-name="wex_5f_place.A2" office:value-type="string">
            <text:p text:style-name="P202">int</text:p>
          </table:table-cell>
          <table:table-cell table:style-name="wex_5f_place.A2" office:value-type="string">
            <text:p text:style-name="P194">是</text:p>
          </table:table-cell>
          <table:table-cell table:style-name="wex_5f_place.D2" office:value-type="string">
            <text:p text:style-name="P83">1 激活 0 非激活</text:p>
          </table:table-cell>
        </table:table-row>
        <table:table-row>
          <table:table-cell table:style-name="wex_5f_place.A2" office:value-type="string">
            <text:p text:style-name="P2"><text:span text:style-name="T4">微信</text:span><text:span text:style-name="T5">ID</text:span><text:span text:style-name="T4">/</text:span><text:span text:style-name="T57">open</text:span><text:span text:style-name="T56">_id</text:span></text:p>
          </table:table-cell>
          <table:table-cell table:style-name="wex_5f_place.A2" office:value-type="string">
            <text:p text:style-name="P143">string</text:p>
          </table:table-cell>
          <table:table-cell table:style-name="wex_5f_place.A2" office:value-type="string">
            <text:p text:style-name="P234">否</text:p>
          </table:table-cell>
          <table:table-cell table:style-name="wex_5f_place.D2" office:value-type="string">
            <text:p text:style-name="P42">激活以后才能<text:span text:style-name="T84">使用</text:span></text:p>
          </table:table-cell>
        </table:table-row>
        <table:table-row>
          <table:table-cell table:style-name="wex_5f_place.A2" office:value-type="string">
            <text:p text:style-name="P6">类型/type</text:p>
          </table:table-cell>
          <table:table-cell table:style-name="wex_5f_place.A2" office:value-type="string">
            <text:p text:style-name="P235">int</text:p>
          </table:table-cell>
          <table:table-cell table:style-name="wex_5f_place.A2" office:value-type="string">
            <text:p text:style-name="P236">是</text:p>
          </table:table-cell>
          <table:table-cell table:style-name="wex_5f_place.D2" office:value-type="string">
            <text:p text:style-name="P210">0 幼儿园</text:p>
          </table:table-cell>
        </table:table-row>
        <table:table-row>
          <table:table-cell table:style-name="wex_5f_place.A2" office:value-type="string">
            <text:p text:style-name="P7">所属集团/group</text:p>
          </table:table-cell>
          <table:table-cell table:style-name="wex_5f_place.A2" office:value-type="string">
            <text:p text:style-name="P203">string</text:p>
          </table:table-cell>
          <table:table-cell table:style-name="wex_5f_place.A2" office:value-type="string">
            <text:p text:style-name="P194">否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8">地址/address:</text:p>
          </table:table-cell>
          <table:table-cell table:style-name="wex_5f_place.A2" office:value-type="string">
            <text:p text:style-name="P204">string</text:p>
          </table:table-cell>
          <table:table-cell table:style-name="wex_5f_place.A2" office:value-type="string">
            <text:p text:style-name="P194">否</text:p>
          </table:table-cell>
          <table:table-cell table:style-name="wex_5f_place.D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8">联系电话/phone:</text:p>
          </table:table-cell>
          <table:table-cell table:style-name="wex_5f_place.A2" office:value-type="string">
            <text:p text:style-name="P144">string</text:p>
          </table:table-cell>
          <table:table-cell table:style-name="wex_5f_place.A2" office:value-type="string">
            <text:p text:style-name="P194">否</text:p>
          </table:table-cell>
          <table:table-cell table:style-name="wex_5f_place.D2" office:value-type="string">
            <text:p text:style-name="P144">多个电话用逗号分隔</text:p>
          </table:table-cell>
        </table:table-row>
        <table:table-row>
          <table:table-cell table:style-name="wex_5f_place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wex_5f_place.A2" office:value-type="string">
            <text:p text:style-name="P186">timestamp</text:p>
          </table:table-cell>
          <table:table-cell table:style-name="wex_5f_place.A2" office:value-type="string">
            <text:p text:style-name="P194">否</text:p>
          </table:table-cell>
          <table:table-cell table:style-name="wex_5f_place.D2" office:value-type="string">
            <text:p text:style-name="P128"/>
          </table:table-cell>
        </table:table-row>
        <table:table-row>
          <table:table-cell table:style-name="wex_5f_place.A2" office:value-type="string">
            <text:p text:style-name="P77">更新时间/updated_time</text:p>
          </table:table-cell>
          <table:table-cell table:style-name="wex_5f_place.A2" office:value-type="string">
            <text:p text:style-name="P186">timestamp</text:p>
          </table:table-cell>
          <table:table-cell table:style-name="wex_5f_place.A2" office:value-type="string">
            <text:p text:style-name="P197">否</text:p>
          </table:table-cell>
          <table:table-cell table:style-name="wex_5f_place.D2" office:value-type="string">
            <text:p text:style-name="P128"/>
          </table:table-cell>
        </table:table-row>
        <table:table-row>
          <table:table-cell table:style-name="wex_5f_place.A2" office:value-type="string">
            <text:p text:style-name="P50">是否存档/archived</text:p>
          </table:table-cell>
          <table:table-cell table:style-name="wex_5f_place.A2" office:value-type="string">
            <text:p text:style-name="P205">int</text:p>
          </table:table-cell>
          <table:table-cell table:style-name="wex_5f_place.A2" office:value-type="string">
            <text:p text:style-name="P194">是</text:p>
          </table:table-cell>
          <table:table-cell table:style-name="wex_5f_place.D2" office:value-type="string">
            <text:p text:style-name="P83">1 激活 0 非激活</text:p>
          </table:table-cell>
        </table:table-row>
      </table:table>
      <text:p text:style-name="P3"/>
      <text:p text:style-name="P9"><text:span text:style-name="T11">wex_</text:span><text:span text:style-name="T12">class</text:span><text:span text:style-name="T11"> </text:span><text:span text:style-name="T13">班级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5">字段名称</text:p>
          </table:table-cell>
          <table:table-cell table:style-name="Table2.A1" office:value-type="string">
            <text:p text:style-name="P95">值类型</text:p>
          </table:table-cell>
          <table:table-cell table:style-name="Table2.A1" office:value-type="string">
            <text:p text:style-name="P206">Required</text:p>
          </table:table-cell>
          <table:table-cell table:style-name="Table2.D1" office:value-type="string">
            <text:p text:style-name="P95">备注</text:p>
          </table:table-cell>
        </table:table-row>
        <table:table-row>
          <table:table-cell table:style-name="Table2.A2" office:value-type="string">
            <text:p text:style-name="P10">唯一标识/id</text:p>
          </table:table-cell>
          <table:table-cell table:style-name="Table2.A2" office:value-type="string">
            <text:p text:style-name="P108">string</text:p>
          </table:table-cell>
          <table:table-cell table:style-name="Table2.A2" office:value-type="string">
            <text:p text:style-name="P206">是</text:p>
          </table:table-cell>
          <table:table-cell table:style-name="Table2.D2" office:value-type="string">
            <text:p text:style-name="P108">自动生成<text:span text:style-name="T33">uuid</text:span></text:p>
          </table:table-cell>
        </table:table-row>
        <table:table-row>
          <table:table-cell table:style-name="Table2.A2" office:value-type="string">
            <text:p text:style-name="P10">名称/name</text:p>
          </table:table-cell>
          <table:table-cell table:style-name="Table2.A2" office:value-type="string">
            <text:p text:style-name="P121">string</text:p>
          </table:table-cell>
          <table:table-cell table:style-name="Table2.A2" office:value-type="string">
            <text:p text:style-name="P206">是</text:p>
          </table:table-cell>
          <table:table-cell table:style-name="Table2.D2" office:value-type="string">
            <text:p text:style-name="P146">可变名称</text:p>
          </table:table-cell>
        </table:table-row>
        <table:table-row>
          <table:table-cell table:style-name="Table2.A2" office:value-type="string">
            <text:p text:style-name="P47"><text:span text:style-name="T1">所属学校</text:span><text:span text:style-name="T2">/</text:span><text:span text:style-name="T6">school_</text:span><text:span text:style-name="T34">i</text:span><text:span text:style-name="T6">d</text:span></text:p>
          </table:table-cell>
          <table:table-cell table:style-name="Table2.A2" office:value-type="string">
            <text:p text:style-name="P155">string</text:p>
          </table:table-cell>
          <table:table-cell table:style-name="Table2.A2" office:value-type="string">
            <text:p text:style-name="P206">是</text:p>
          </table:table-cell>
          <table:table-cell table:style-name="Table2.D2" office:value-type="string">
            <text:p text:style-name="P158">幼儿园班级</text:p>
          </table:table-cell>
        </table:table-row>
        <table:table-row>
          <table:table-cell table:style-name="Table2.A2" office:value-type="string">
            <text:p text:style-name="P32"><text:span text:style-name="T85">班级编号</text:span><text:span text:style-name="T10">/</text:span><text:span text:style-name="T85">code</text:span></text:p>
            <text:p text:style-name="P51"/>
          </table:table-cell>
          <table:table-cell table:style-name="Table2.A2" office:value-type="string">
            <text:p text:style-name="P159">string</text:p>
          </table:table-cell>
          <table:table-cell table:style-name="Table2.A2" office:value-type="string">
            <text:p text:style-name="P206">是</text:p>
          </table:table-cell>
          <table:table-cell table:style-name="Table2.D2" office:value-type="string">
            <text:p text:style-name="P93">YYYYMM<text:span text:style-name="T36">DD</text:span> <text:span text:style-name="T35">+ 2位编号 </text:span></text:p>
            <text:p text:style-name="P211">如 20131001</text:p>
          </table:table-cell>
        </table:table-row>
        <table:table-row>
          <table:table-cell table:style-name="Table2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2.A2" office:value-type="string">
            <text:p text:style-name="P186">timestamp</text:p>
          </table:table-cell>
          <table:table-cell table:style-name="Table2.A2" office:value-type="string">
            <text:p text:style-name="P194">否</text:p>
          </table:table-cell>
          <table:table-cell table:style-name="Table2.D2" office:value-type="string">
            <text:p text:style-name="P128"/>
          </table:table-cell>
        </table:table-row>
        <table:table-row>
          <table:table-cell table:style-name="Table2.A2" office:value-type="string">
            <text:p text:style-name="P77">更新时间/updated_time</text:p>
          </table:table-cell>
          <table:table-cell table:style-name="Table2.A2" office:value-type="string">
            <text:p text:style-name="P186">timestamp</text:p>
          </table:table-cell>
          <table:table-cell table:style-name="Table2.A2" office:value-type="string">
            <text:p text:style-name="P197">否</text:p>
          </table:table-cell>
          <table:table-cell table:style-name="Table2.D2" office:value-type="string">
            <text:p text:style-name="P128"/>
          </table:table-cell>
        </table:table-row>
        <table:table-row>
          <table:table-cell table:style-name="Table2.A2" office:value-type="string">
            <text:p text:style-name="P31"><text:span text:style-name="T7">是否存档</text:span>/<text:span text:style-name="T8">archived</text:span></text:p>
          </table:table-cell>
          <table:table-cell table:style-name="Table2.A2" office:value-type="string">
            <text:p text:style-name="P134">int</text:p>
          </table:table-cell>
          <table:table-cell table:style-name="Table2.A2" office:value-type="string">
            <text:p text:style-name="P206">是</text:p>
          </table:table-cell>
          <table:table-cell table:style-name="Table2.D2" office:value-type="string">
            <text:p text:style-name="P52">是否存档<text:span text:style-name="T37">，逻辑删</text:span></text:p>
          </table:table-cell>
        </table:table-row>
      </table:table>
      <text:p text:style-name="P10"/>
      <text:p text:style-name="P11"><text:span text:style-name="T11">wex_</text:span><text:span text:style-name="T14">teacher</text:span><text:span text:style-name="T11"> </text:span><text:span text:style-name="T14">老师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6">字段名称</text:p>
          </table:table-cell>
          <table:table-cell table:style-name="Table3.A1" office:value-type="string">
            <text:p text:style-name="P96">值类型</text:p>
          </table:table-cell>
          <table:table-cell table:style-name="Table3.A1" office:value-type="string">
            <text:p text:style-name="P207">Required</text:p>
          </table:table-cell>
          <table:table-cell table:style-name="Table3.D1" office:value-type="string">
            <text:p text:style-name="P96">备注</text:p>
          </table:table-cell>
        </table:table-row>
        <table:table-row>
          <table:table-cell table:style-name="Table3.A2" office:value-type="string">
            <text:p text:style-name="P11">唯一标识/id</text:p>
          </table:table-cell>
          <table:table-cell table:style-name="Table3.A2" office:value-type="string">
            <text:p text:style-name="P109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109">自动生成,<text:span text:style-name="T38">uuid</text:span></text:p>
          </table:table-cell>
        </table:table-row>
        <table:table-row>
          <table:table-cell table:style-name="Table3.A2" office:value-type="string">
            <text:p text:style-name="P55">登录名/username</text:p>
          </table:table-cell>
          <table:table-cell table:style-name="Table3.A2" office:value-type="string">
            <text:p text:style-name="P162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162">登录<text:span text:style-name="T86">名</text:span></text:p>
          </table:table-cell>
        </table:table-row>
        <table:table-row>
          <table:table-cell table:style-name="Table3.A2" office:value-type="string">
            <text:p text:style-name="P55">登录密码/password</text:p>
          </table:table-cell>
          <table:table-cell table:style-name="Table3.A2" office:value-type="string">
            <text:p text:style-name="P162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171">登录密码 <text:span text:style-name="T40">md5 + salt</text:span></text:p>
          </table:table-cell>
        </table:table-row>
        <table:table-row>
          <table:table-cell table:style-name="Table3.A2" office:value-type="string">
            <text:p text:style-name="P11"><text:span text:style-name="T24">姓名</text:span>/name</text:p>
          </table:table-cell>
          <table:table-cell table:style-name="Table3.A2" office:value-type="string">
            <text:p text:style-name="P122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147">可变名称</text:p>
          </table:table-cell>
        </table:table-row>
        <table:table-row>
          <table:table-cell table:style-name="Table3.A2" office:value-type="string">
            <text:p text:style-name="P48"><text:span text:style-name="T1">所属学校</text:span><text:span text:style-name="T2">/</text:span><text:span text:style-name="T6">school_</text:span><text:span text:style-name="T39">i</text:span><text:span text:style-name="T6">d</text:span></text:p>
          </table:table-cell>
          <table:table-cell table:style-name="Table3.A2" office:value-type="string">
            <text:p text:style-name="P156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174">所属学校</text:p>
          </table:table-cell>
        </table:table-row>
        <table:table-row table:style-name="Table3.7">
          <table:table-cell table:style-name="Table3.A2" office:value-type="string">
            <text:p text:style-name="P33"><text:span text:style-name="T25">手机号码</text:span><text:span text:style-name="T10">/</text:span><text:span text:style-name="T25">mobile</text:span></text:p>
          </table:table-cell>
          <table:table-cell table:style-name="Table3.A2" office:value-type="string">
            <text:p text:style-name="P160">string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64"/>
          </table:table-cell>
        </table:table-row>
        <text:soft-page-break/>
        <table:table-row table:style-name="Table3.7">
          <table:table-cell table:style-name="Table3.A2" office:value-type="string">
            <text:p text:style-name="P212">是否园长/is_admin</text:p>
          </table:table-cell>
          <table:table-cell table:style-name="Table3.A2" office:value-type="string">
            <text:p text:style-name="P237">Int</text:p>
          </table:table-cell>
          <table:table-cell table:style-name="Table3.A2" office:value-type="string">
            <text:p text:style-name="P237">是</text:p>
          </table:table-cell>
          <table:table-cell table:style-name="Table3.D2" office:value-type="string">
            <text:p text:style-name="P212">0 否 1 是 默认0</text:p>
          </table:table-cell>
        </table:table-row>
        <table:table-row>
          <table:table-cell table:style-name="Table3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3.A2" office:value-type="string">
            <text:p text:style-name="P186">timestamp</text:p>
          </table:table-cell>
          <table:table-cell table:style-name="Table3.A2" office:value-type="string">
            <text:p text:style-name="P194">否</text:p>
          </table:table-cell>
          <table:table-cell table:style-name="Table3.D2" office:value-type="string">
            <text:p text:style-name="P128"/>
          </table:table-cell>
        </table:table-row>
        <table:table-row>
          <table:table-cell table:style-name="Table3.A2" office:value-type="string">
            <text:p text:style-name="P77">更新时间/updated_time</text:p>
          </table:table-cell>
          <table:table-cell table:style-name="Table3.A2" office:value-type="string">
            <text:p text:style-name="P186">timestamp</text:p>
          </table:table-cell>
          <table:table-cell table:style-name="Table3.A2" office:value-type="string">
            <text:p text:style-name="P197">否</text:p>
          </table:table-cell>
          <table:table-cell table:style-name="Table3.D2" office:value-type="string">
            <text:p text:style-name="P128"/>
          </table:table-cell>
        </table:table-row>
        <table:table-row>
          <table:table-cell table:style-name="Table3.A2" office:value-type="string">
            <text:p text:style-name="P33"><text:span text:style-name="T7">是否存档</text:span>/<text:span text:style-name="T8">archived</text:span></text:p>
          </table:table-cell>
          <table:table-cell table:style-name="Table3.A2" office:value-type="string">
            <text:p text:style-name="P135">int</text:p>
          </table:table-cell>
          <table:table-cell table:style-name="Table3.A2" office:value-type="string">
            <text:p text:style-name="P207">是</text:p>
          </table:table-cell>
          <table:table-cell table:style-name="Table3.D2" office:value-type="string">
            <text:p text:style-name="P53">是否存档</text:p>
          </table:table-cell>
        </table:table-row>
      </table:table>
      <text:p text:style-name="P11"/>
      <text:p text:style-name="P44">wex_class_teacher 班级老师关系表</text:p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0">字段名称</text:p>
          </table:table-cell>
          <table:table-cell table:style-name="Table7.A1" office:value-type="string">
            <text:p text:style-name="P100">值类型</text:p>
          </table:table-cell>
          <table:table-cell table:style-name="Table7.A1" office:value-type="string">
            <text:p text:style-name="P208">Required</text:p>
          </table:table-cell>
          <table:table-cell table:style-name="Table7.D1" office:value-type="string">
            <text:p text:style-name="P100">备注</text:p>
          </table:table-cell>
        </table:table-row>
        <table:table-row>
          <table:table-cell table:style-name="Table7.A2" office:value-type="string">
            <text:p text:style-name="P16">唯一标识/id</text:p>
          </table:table-cell>
          <table:table-cell table:style-name="Table7.A2" office:value-type="string">
            <text:p text:style-name="P113">string</text:p>
          </table:table-cell>
          <table:table-cell table:style-name="Table7.A2" office:value-type="string">
            <text:p text:style-name="P208">是</text:p>
          </table:table-cell>
          <table:table-cell table:style-name="Table7.D2" office:value-type="string">
            <text:p text:style-name="P113">自动生成,<text:span text:style-name="T38">uuid</text:span></text:p>
          </table:table-cell>
        </table:table-row>
        <table:table-row>
          <table:table-cell table:style-name="Table7.A2" office:value-type="string">
            <text:p text:style-name="P84">班级ID/class_id</text:p>
          </table:table-cell>
          <table:table-cell table:style-name="Table7.A2" office:value-type="string">
            <text:p text:style-name="P164">string</text:p>
          </table:table-cell>
          <table:table-cell table:style-name="Table7.A2" office:value-type="string">
            <text:p text:style-name="P208">是</text:p>
          </table:table-cell>
          <table:table-cell table:style-name="Table7.D2" office:value-type="string">
            <text:p text:style-name="P209">班级ID</text:p>
          </table:table-cell>
        </table:table-row>
        <table:table-row>
          <table:table-cell table:style-name="Table7.A2" office:value-type="string">
            <text:p text:style-name="P85">老师ID/teacher_id</text:p>
          </table:table-cell>
          <table:table-cell table:style-name="Table7.A2" office:value-type="string">
            <text:p text:style-name="P164">string</text:p>
          </table:table-cell>
          <table:table-cell table:style-name="Table7.A2" office:value-type="string">
            <text:p text:style-name="P208">是</text:p>
          </table:table-cell>
          <table:table-cell table:style-name="Table7.D2" office:value-type="string">
            <text:p text:style-name="P209">老师ID</text:p>
          </table:table-cell>
        </table:table-row>
        <table:table-row>
          <table:table-cell table:style-name="Table7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7.A2" office:value-type="string">
            <text:p text:style-name="P186">timestamp</text:p>
          </table:table-cell>
          <table:table-cell table:style-name="Table7.A2" office:value-type="string">
            <text:p text:style-name="P194">否</text:p>
          </table:table-cell>
          <table:table-cell table:style-name="Table7.D2" office:value-type="string">
            <text:p text:style-name="P128"/>
          </table:table-cell>
        </table:table-row>
        <table:table-row>
          <table:table-cell table:style-name="Table7.A2" office:value-type="string">
            <text:p text:style-name="P77">更新时间/updated_time</text:p>
          </table:table-cell>
          <table:table-cell table:style-name="Table7.A2" office:value-type="string">
            <text:p text:style-name="P186">timestamp</text:p>
          </table:table-cell>
          <table:table-cell table:style-name="Table7.A2" office:value-type="string">
            <text:p text:style-name="P197">否</text:p>
          </table:table-cell>
          <table:table-cell table:style-name="Table7.D2" office:value-type="string">
            <text:p text:style-name="P128"/>
          </table:table-cell>
        </table:table-row>
        <table:table-row>
          <table:table-cell table:style-name="Table7.A2" office:value-type="string">
            <text:p text:style-name="P36"><text:span text:style-name="T7">是否存档</text:span>/<text:span text:style-name="T8">archived</text:span></text:p>
          </table:table-cell>
          <table:table-cell table:style-name="Table7.A2" office:value-type="string">
            <text:p text:style-name="P137">int</text:p>
          </table:table-cell>
          <table:table-cell table:style-name="Table7.A2" office:value-type="string">
            <text:p text:style-name="P208">是</text:p>
          </table:table-cell>
          <table:table-cell table:style-name="Table7.D2" office:value-type="string">
            <text:p text:style-name="P54">是否存档</text:p>
          </table:table-cell>
        </table:table-row>
      </table:table>
      <text:p text:style-name="P86"/>
      <text:p text:style-name="P12"><text:span text:style-name="T11">wex_</text:span><text:span text:style-name="T16">student</text:span><text:span text:style-name="T11"> </text:span><text:span text:style-name="T17">孩子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7">字段名称</text:p>
          </table:table-cell>
          <table:table-cell table:style-name="Table4.A1" office:value-type="string">
            <text:p text:style-name="P97">值类型</text:p>
          </table:table-cell>
          <table:table-cell table:style-name="Table4.A1" office:value-type="string">
            <text:p text:style-name="P238">Required</text:p>
          </table:table-cell>
          <table:table-cell table:style-name="Table4.D1" office:value-type="string">
            <text:p text:style-name="P97">备注</text:p>
          </table:table-cell>
        </table:table-row>
        <table:table-row>
          <table:table-cell table:style-name="Table4.A2" office:value-type="string">
            <text:p text:style-name="P12">唯一标识/id</text:p>
          </table:table-cell>
          <table:table-cell table:style-name="Table4.A2" office:value-type="string">
            <text:p text:style-name="P110">string</text:p>
          </table:table-cell>
          <table:table-cell table:style-name="Table4.A2" office:value-type="string">
            <text:p text:style-name="P246">是</text:p>
          </table:table-cell>
          <table:table-cell table:style-name="Table4.D2" office:value-type="string">
            <text:p text:style-name="P110">自动生成<text:span text:style-name="T41">uuid</text:span></text:p>
          </table:table-cell>
        </table:table-row>
        <table:table-row>
          <table:table-cell table:style-name="Table4.A2" office:value-type="string">
            <text:p text:style-name="P12"><text:span text:style-name="T24">姓名</text:span>/name</text:p>
          </table:table-cell>
          <table:table-cell table:style-name="Table4.A2" office:value-type="string">
            <text:p text:style-name="P123">string</text:p>
          </table:table-cell>
          <table:table-cell table:style-name="Table4.A2" office:value-type="string">
            <text:p text:style-name="P246">是</text:p>
          </table:table-cell>
          <table:table-cell table:style-name="Table4.D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66">性别/gender</text:p>
          </table:table-cell>
          <table:table-cell table:style-name="Table4.A2" office:value-type="string">
            <text:p text:style-name="P256">int</text:p>
          </table:table-cell>
          <table:table-cell table:style-name="Table4.A2" office:value-type="string">
            <text:p text:style-name="P246">是</text:p>
          </table:table-cell>
          <table:table-cell table:style-name="Table4.D2" office:value-type="string">
            <text:p text:style-name="P256">1 男 0 女</text:p>
          </table:table-cell>
        </table:table-row>
        <table:table-row>
          <table:table-cell table:style-name="Table4.A2" office:value-type="string">
            <text:p text:style-name="P67">身份证/identity</text:p>
          </table:table-cell>
          <table:table-cell table:style-name="Table4.A2" office:value-type="string">
            <text:p text:style-name="P176">string</text:p>
          </table:table-cell>
          <table:table-cell table:style-name="Table4.A2" office:value-type="string">
            <text:p text:style-name="P246">否</text:p>
          </table:table-cell>
          <table:table-cell table:style-name="Table4.D2" office:value-type="string">
            <text:p text:style-name="P145"><text:span text:style-name="T29">转校转班用</text:span><text:span text:style-name="T30">,暂不要求提供</text:span></text:p>
          </table:table-cell>
        </table:table-row>
        <table:table-row>
          <table:table-cell table:style-name="Table4.A2" office:value-type="string">
            <text:p text:style-name="P68">出生日期/birthday</text:p>
          </table:table-cell>
          <table:table-cell table:style-name="Table4.A2" office:value-type="string">
            <text:p text:style-name="P246">string</text:p>
          </table:table-cell>
          <table:table-cell table:style-name="Table4.A2" office:value-type="string">
            <text:p text:style-name="P258">是</text:p>
          </table:table-cell>
          <table:table-cell table:style-name="Table4.D2" office:value-type="string">
            <text:p text:style-name="P246">YYYYMMDD</text:p>
          </table:table-cell>
        </table:table-row>
        <table:table-row>
          <table:table-cell table:style-name="Table4.A2" office:value-type="string">
            <text:p text:style-name="P49"><text:span text:style-name="T28">当前</text:span><text:span text:style-name="T1">所属学校</text:span><text:span text:style-name="T2">/</text:span><text:span text:style-name="T6">school_</text:span><text:span text:style-name="T42">i</text:span><text:span text:style-name="T6">d</text:span></text:p>
          </table:table-cell>
          <table:table-cell table:style-name="Table4.A2" office:value-type="string">
            <text:p text:style-name="P157">string</text:p>
          </table:table-cell>
          <table:table-cell table:style-name="Table4.A2" office:value-type="string">
            <text:p text:style-name="P259">是</text:p>
          </table:table-cell>
          <table:table-cell table:style-name="Table4.D2" office:value-type="string">
            <text:p text:style-name="P175"/>
          </table:table-cell>
        </table:table-row>
        <table:table-row table:style-name="Table4.8">
          <table:table-cell table:style-name="Table4.A2" office:value-type="string">
            <text:p text:style-name="P34"><text:span text:style-name="T28">当前</text:span><text:span text:style-name="T26">所属班级</text:span><text:span text:style-name="T10">/</text:span><text:span text:style-name="T26">class_</text:span><text:span text:style-name="T43">i</text:span><text:span text:style-name="T26">d</text:span></text:p>
          </table:table-cell>
          <table:table-cell table:style-name="Table4.A2" office:value-type="string">
            <text:p text:style-name="P161">string</text:p>
          </table:table-cell>
          <table:table-cell table:style-name="Table4.A2" office:value-type="string">
            <text:p text:style-name="P260">是</text:p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4.A2" office:value-type="string">
            <text:p text:style-name="P186">timestamp</text:p>
          </table:table-cell>
          <table:table-cell table:style-name="Table4.A2" office:value-type="string">
            <text:p text:style-name="P194">否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77">更新时间/updated_time</text:p>
          </table:table-cell>
          <table:table-cell table:style-name="Table4.A2" office:value-type="string">
            <text:p text:style-name="P186">timestamp</text:p>
          </table:table-cell>
          <table:table-cell table:style-name="Table4.A2" office:value-type="string">
            <text:p text:style-name="P197">否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34"><text:span text:style-name="T7">是否存档</text:span>/<text:span text:style-name="T8">archived</text:span></text:p>
          </table:table-cell>
          <table:table-cell table:style-name="Table4.A2" office:value-type="string">
            <text:p text:style-name="P136">int</text:p>
          </table:table-cell>
          <table:table-cell table:style-name="Table4.A2" office:value-type="string">
            <text:p text:style-name="P261">是</text:p>
          </table:table-cell>
          <table:table-cell table:style-name="Table4.D2" office:value-type="string">
            <text:p text:style-name="P35"><text:span text:style-name="T9">是否存档</text:span><text:span text:style-name="T27">,逻辑删</text:span></text:p>
          </table:table-cell>
        </table:table-row>
      </table:table>
      <text:p text:style-name="P71"/>
      <text:p text:style-name="P46"><text:span text:style-name="T44">wex_student_class 转班历史</text:span><text:span text:style-name="T46">(预留表，暂不实现)</text:span>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1">字段名称</text:p>
          </table:table-cell>
          <table:table-cell table:style-name="Table8.A1" office:value-type="string">
            <text:p text:style-name="P101">值类型</text:p>
          </table:table-cell>
          <table:table-cell table:style-name="Table8.A1" office:value-type="string">
            <text:p text:style-name="P239">Required</text:p>
          </table:table-cell>
          <table:table-cell table:style-name="Table8.D1" office:value-type="string">
            <text:p text:style-name="P101">备注</text:p>
          </table:table-cell>
        </table:table-row>
        <table:table-row>
          <table:table-cell table:style-name="Table8.A2" office:value-type="string">
            <text:p text:style-name="P17">唯一标识/id</text:p>
          </table:table-cell>
          <table:table-cell table:style-name="Table8.A2" office:value-type="string">
            <text:p text:style-name="P114">string</text:p>
          </table:table-cell>
          <table:table-cell table:style-name="Table8.A2" office:value-type="string">
            <text:p text:style-name="P247">是</text:p>
          </table:table-cell>
          <table:table-cell table:style-name="Table8.D2" office:value-type="string">
            <text:p text:style-name="P114">自动生成<text:span text:style-name="T41">uuid</text:span></text:p>
          </table:table-cell>
        </table:table-row>
        <table:table-row>
          <table:table-cell table:style-name="Table8.A2" office:value-type="string">
            <text:p text:style-name="P34"><text:span text:style-name="T45">历史所在</text:span><text:span text:style-name="T26">班级</text:span><text:span text:style-name="T10">/</text:span><text:span text:style-name="T26">class_</text:span><text:span text:style-name="T43">i</text:span><text:span text:style-name="T26">d</text:span></text:p>
          </table:table-cell>
          <table:table-cell table:style-name="Table8.A2" office:value-type="string">
            <text:p text:style-name="P161">string</text:p>
          </table:table-cell>
          <table:table-cell table:style-name="Table8.A2" office:value-type="string">
            <text:p text:style-name="P247">是</text:p>
          </table:table-cell>
          <table:table-cell table:style-name="Table8.D2" office:value-type="string">
            <text:p text:style-name="P65"/>
          </table:table-cell>
        </table:table-row>
        <table:table-row>
          <table:table-cell table:style-name="Table8.A2" office:value-type="string">
            <text:p text:style-name="P213">学生ID/ student_id</text:p>
          </table:table-cell>
          <table:table-cell table:style-name="Table8.A2" office:value-type="string">
            <text:p text:style-name="P262">string</text:p>
          </table:table-cell>
          <table:table-cell table:style-name="Table8.A2" office:value-type="string">
            <text:p text:style-name="P247">是</text:p>
          </table:table-cell>
          <table:table-cell table:style-name="Table8.D2" office:value-type="string">
            <text:p text:style-name="P257"/>
          </table:table-cell>
        </table:table-row>
        <table:table-row>
          <table:table-cell table:style-name="Table8.A2" office:value-type="string">
            <text:p text:style-name="P77">更新时间/updated_time</text:p>
          </table:table-cell>
          <table:table-cell table:style-name="Table8.A2" office:value-type="string">
            <text:p text:style-name="P186">timestamp</text:p>
          </table:table-cell>
          <table:table-cell table:style-name="Table8.A2" office:value-type="string">
            <text:p text:style-name="P247">是</text:p>
          </table:table-cell>
          <table:table-cell table:style-name="Table8.D2" office:value-type="string">
            <text:p text:style-name="P128"/>
          </table:table-cell>
        </table:table-row>
      </table:table>
      <text:p text:style-name="P214"><text:soft-page-break/></text:p>
      <text:p text:style-name="P13"><text:span text:style-name="T11">wex_</text:span><text:span text:style-name="T15">parent</text:span><text:span text:style-name="T11"> </text:span><text:span text:style-name="T15">家长</text:span>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8">字段名称</text:p>
          </table:table-cell>
          <table:table-cell table:style-name="Table5.A1" office:value-type="string">
            <text:p text:style-name="P98">值类型</text:p>
          </table:table-cell>
          <table:table-cell table:style-name="Table5.A1" office:value-type="string">
            <text:p text:style-name="P239">Required</text:p>
          </table:table-cell>
          <table:table-cell table:style-name="Table5.D1" office:value-type="string">
            <text:p text:style-name="P98">备注</text:p>
          </table:table-cell>
        </table:table-row>
        <table:table-row>
          <table:table-cell table:style-name="Table5.A2" office:value-type="string">
            <text:p text:style-name="P13">唯一标识/id</text:p>
          </table:table-cell>
          <table:table-cell table:style-name="Table5.A2" office:value-type="string">
            <text:p text:style-name="P111">string</text:p>
          </table:table-cell>
          <table:table-cell table:style-name="Table5.A2" office:value-type="string">
            <text:p text:style-name="P247">是</text:p>
          </table:table-cell>
          <table:table-cell table:style-name="Table5.D2" office:value-type="string">
            <text:p text:style-name="P111">自动生成<text:span text:style-name="T47">uuid</text:span></text:p>
          </table:table-cell>
        </table:table-row>
        <table:table-row>
          <table:table-cell table:style-name="Table5.A2" office:value-type="string">
            <text:p text:style-name="P87">手机/mobile</text:p>
          </table:table-cell>
          <table:table-cell table:style-name="Table5.A2" office:value-type="string">
            <text:p text:style-name="P178">string</text:p>
          </table:table-cell>
          <table:table-cell table:style-name="Table5.A2" office:value-type="string">
            <text:p text:style-name="P247">是</text:p>
          </table:table-cell>
          <table:table-cell table:style-name="Table5.D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55">登录密码/password</text:p>
          </table:table-cell>
          <table:table-cell table:style-name="Table5.A2" office:value-type="string">
            <text:p text:style-name="P162">string</text:p>
          </table:table-cell>
          <table:table-cell table:style-name="Table5.A2" office:value-type="string">
            <text:p text:style-name="P247">是</text:p>
          </table:table-cell>
          <table:table-cell table:style-name="Table5.D2" office:value-type="string">
            <text:p text:style-name="P171">登录密码 <text:span text:style-name="T48">md5+salt</text:span></text:p>
          </table:table-cell>
        </table:table-row>
        <table:table-row>
          <table:table-cell table:style-name="Table5.A2" office:value-type="string">
            <text:p text:style-name="P13"><text:span text:style-name="T24">姓名</text:span>/name</text:p>
          </table:table-cell>
          <table:table-cell table:style-name="Table5.A2" office:value-type="string">
            <text:p text:style-name="P124">string</text:p>
          </table:table-cell>
          <table:table-cell table:style-name="Table5.A2" office:value-type="string">
            <text:p text:style-name="P247">是</text:p>
          </table:table-cell>
          <table:table-cell table:style-name="Table5.D2" office:value-type="string">
            <text:p text:style-name="P149"/>
          </table:table-cell>
        </table:table-row>
        <table:table-row>
          <table:table-cell table:style-name="Table5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5.A2" office:value-type="string">
            <text:p text:style-name="P186">timestamp</text:p>
          </table:table-cell>
          <table:table-cell table:style-name="Table5.A2" office:value-type="string">
            <text:p text:style-name="P194">否</text:p>
          </table:table-cell>
          <table:table-cell table:style-name="Table5.D2" office:value-type="string">
            <text:p text:style-name="P128"/>
          </table:table-cell>
        </table:table-row>
        <table:table-row>
          <table:table-cell table:style-name="Table5.A2" office:value-type="string">
            <text:p text:style-name="P77">更新时间/updated_time</text:p>
          </table:table-cell>
          <table:table-cell table:style-name="Table5.A2" office:value-type="string">
            <text:p text:style-name="P186">timestamp</text:p>
          </table:table-cell>
          <table:table-cell table:style-name="Table5.A2" office:value-type="string">
            <text:p text:style-name="P197">否</text:p>
          </table:table-cell>
          <table:table-cell table:style-name="Table5.D2" office:value-type="string">
            <text:p text:style-name="P128"/>
          </table:table-cell>
        </table:table-row>
        <table:table-row>
          <table:table-cell table:style-name="Table5.A2" office:value-type="string">
            <text:p text:style-name="P34"><text:span text:style-name="T7">是否存档</text:span>/<text:span text:style-name="T8">archived</text:span></text:p>
          </table:table-cell>
          <table:table-cell table:style-name="Table5.A2" office:value-type="string">
            <text:p text:style-name="P136">int</text:p>
          </table:table-cell>
          <table:table-cell table:style-name="Table5.A2" office:value-type="string">
            <text:p text:style-name="P248">是</text:p>
          </table:table-cell>
          <table:table-cell table:style-name="Table5.D2" office:value-type="string">
            <text:p text:style-name="P35"><text:span text:style-name="T9">是否存档</text:span><text:span text:style-name="T27">,逻辑删</text:span></text:p>
          </table:table-cell>
        </table:table-row>
      </table:table>
      <text:p text:style-name="P69"/>
      <text:p text:style-name="P20"><text:span text:style-name="T11">wex_</text:span><text:span text:style-name="T15">parent_</text:span><text:span text:style-name="T18">student</text:span>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9">字段名称</text:p>
          </table:table-cell>
          <table:table-cell table:style-name="Table6.A1" office:value-type="string">
            <text:p text:style-name="P99">值类型</text:p>
          </table:table-cell>
          <table:table-cell table:style-name="Table6.A1" office:value-type="string">
            <text:p text:style-name="P240">Required</text:p>
          </table:table-cell>
          <table:table-cell table:style-name="Table6.D1" office:value-type="string">
            <text:p text:style-name="P99">备注</text:p>
          </table:table-cell>
        </table:table-row>
        <table:table-row>
          <table:table-cell table:style-name="Table6.A2" office:value-type="string">
            <text:p text:style-name="P14">唯一标识/_id</text:p>
          </table:table-cell>
          <table:table-cell table:style-name="Table6.A2" office:value-type="string">
            <text:p text:style-name="P112">string</text:p>
          </table:table-cell>
          <table:table-cell table:style-name="Table6.A2" office:value-type="string">
            <text:p text:style-name="P248">是</text:p>
          </table:table-cell>
          <table:table-cell table:style-name="Table6.D2" office:value-type="string">
            <text:p text:style-name="P112">自动生成<text:span text:style-name="T51">uid</text:span></text:p>
          </table:table-cell>
        </table:table-row>
        <table:table-row>
          <table:table-cell table:style-name="Table6.A2" office:value-type="string">
            <text:p text:style-name="P56"><text:span text:style-name="T49">家长id</text:span>/<text:span text:style-name="T49">parent_id</text:span></text:p>
          </table:table-cell>
          <table:table-cell table:style-name="Table6.A2" office:value-type="string">
            <text:p text:style-name="P163">string</text:p>
          </table:table-cell>
          <table:table-cell table:style-name="Table6.A2" office:value-type="string">
            <text:p text:style-name="P248">是</text:p>
          </table:table-cell>
          <table:table-cell table:style-name="Table6.D2" office:value-type="string">
            <text:p text:style-name="P163"/>
          </table:table-cell>
        </table:table-row>
        <table:table-row>
          <table:table-cell table:style-name="Table6.A2" office:value-type="string">
            <text:p text:style-name="P56"><text:span text:style-name="T50">孩子ID</text:span>/<text:span text:style-name="T50">student_id</text:span></text:p>
          </table:table-cell>
          <table:table-cell table:style-name="Table6.A2" office:value-type="string">
            <text:p text:style-name="P163">string</text:p>
          </table:table-cell>
          <table:table-cell table:style-name="Table6.A2" office:value-type="string">
            <text:p text:style-name="P248">是</text:p>
          </table:table-cell>
          <table:table-cell table:style-name="Table6.D2" office:value-type="string">
            <text:p text:style-name="P172"/>
          </table:table-cell>
        </table:table-row>
        <table:table-row>
          <table:table-cell table:style-name="Table6.A2" office:value-type="string">
            <text:p text:style-name="P21"><text:span text:style-name="T52">学校</text:span><text:span text:style-name="T55">OpenId</text:span><text:span text:style-name="T52">/school_</text:span><text:span text:style-name="T58">o</text:span><text:span text:style-name="T55">pen_</text:span><text:span text:style-name="T58">i</text:span><text:span text:style-name="T55">d</text:span></text:p>
          </table:table-cell>
          <table:table-cell table:style-name="Table6.A2" office:value-type="string">
            <text:p text:style-name="P125">string</text:p>
          </table:table-cell>
          <table:table-cell table:style-name="Table6.A2" office:value-type="string">
            <text:p text:style-name="P248">是</text:p>
          </table:table-cell>
          <table:table-cell table:style-name="Table6.D2" office:value-type="string">
            <text:p text:style-name="P150"/>
          </table:table-cell>
        </table:table-row>
        <table:table-row>
          <table:table-cell table:style-name="Table6.A2" office:value-type="string">
            <text:p text:style-name="P88"><text:span text:style-name="T52">家长OpenId/</text:span><text:span text:style-name="T54">parent_</text:span><text:span text:style-name="T59">o</text:span><text:span text:style-name="T53">pen_</text:span><text:span text:style-name="T60">i</text:span><text:span text:style-name="T53">d</text:span></text:p>
          </table:table-cell>
          <table:table-cell table:style-name="Table6.A2" office:value-type="string">
            <text:p text:style-name="P177">string</text:p>
          </table:table-cell>
          <table:table-cell table:style-name="Table6.A2" office:value-type="string">
            <text:p text:style-name="P249">是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215">关系/ relative</text:p>
          </table:table-cell>
          <table:table-cell table:style-name="Table6.A2" office:value-type="string">
            <text:p text:style-name="P263">string</text:p>
          </table:table-cell>
          <table:table-cell table:style-name="Table6.A2" office:value-type="string">
            <text:p text:style-name="P263">是</text:p>
          </table:table-cell>
          <table:table-cell table:style-name="Table6.D2" office:value-type="string">
            <text:p text:style-name="P264">父/母</text:p>
          </table:table-cell>
        </table:table-row>
        <table:table-row>
          <table:table-cell table:style-name="Table6.A2" office:value-type="string">
            <text:p text:style-name="P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6.A2" office:value-type="string">
            <text:p text:style-name="P186">timestamp</text:p>
          </table:table-cell>
          <table:table-cell table:style-name="Table6.A2" office:value-type="string">
            <text:p text:style-name="P250">否</text:p>
          </table:table-cell>
          <table:table-cell table:style-name="Table6.D2" office:value-type="string">
            <text:p text:style-name="P194"/>
          </table:table-cell>
        </table:table-row>
        <table:table-row>
          <table:table-cell table:style-name="Table6.A2" office:value-type="string">
            <text:p text:style-name="P77">更新时间/updated_time</text:p>
          </table:table-cell>
          <table:table-cell table:style-name="Table6.A2" office:value-type="string">
            <text:p text:style-name="P186">timestamp</text:p>
          </table:table-cell>
          <table:table-cell table:style-name="Table6.A2" office:value-type="string">
            <text:p text:style-name="P250">否</text:p>
          </table:table-cell>
          <table:table-cell table:style-name="Table6.D2" office:value-type="string">
            <text:p text:style-name="P197"/>
          </table:table-cell>
        </table:table-row>
        <table:table-row>
          <table:table-cell table:style-name="Table6.A2" office:value-type="string">
            <text:p text:style-name="P34"><text:span text:style-name="T7">是否存档</text:span>/<text:span text:style-name="T8">archived</text:span></text:p>
          </table:table-cell>
          <table:table-cell table:style-name="Table6.A2" office:value-type="string">
            <text:p text:style-name="P136">int</text:p>
          </table:table-cell>
          <table:table-cell table:style-name="Table6.A2" office:value-type="string">
            <text:p text:style-name="P249">是</text:p>
          </table:table-cell>
          <table:table-cell table:style-name="Table6.D2" office:value-type="string">
            <text:p text:style-name="P136"/>
          </table:table-cell>
        </table:table-row>
      </table:table>
      <text:p text:style-name="P70"/>
      <text:p text:style-name="P22"><text:span text:style-name="T11">wex_</text:span><text:span text:style-name="T19">message</text:span><text:span text:style-name="T11"> </text:span><text:span text:style-name="T19">消息表</text:span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02">字段名称</text:p>
          </table:table-cell>
          <table:table-cell table:style-name="Table9.A1" office:value-type="string">
            <text:p text:style-name="P102">值类型</text:p>
          </table:table-cell>
          <table:table-cell table:style-name="Table9.A1" office:value-type="string">
            <text:p text:style-name="P241">Required</text:p>
          </table:table-cell>
          <table:table-cell table:style-name="Table9.D1" office:value-type="string">
            <text:p text:style-name="P102">备注</text:p>
          </table:table-cell>
        </table:table-row>
        <table:table-row>
          <table:table-cell table:style-name="Table9.A2" office:value-type="string">
            <text:p text:style-name="P22">唯一标识/id</text:p>
          </table:table-cell>
          <table:table-cell table:style-name="Table9.A2" office:value-type="string">
            <text:p text:style-name="P115">string</text:p>
          </table:table-cell>
          <table:table-cell table:style-name="Table9.A2" office:value-type="string">
            <text:p text:style-name="P251">是</text:p>
          </table:table-cell>
          <table:table-cell table:style-name="Table9.D2" office:value-type="string">
            <text:p text:style-name="P115">自动生成<text:span text:style-name="T47">uuid</text:span></text:p>
          </table:table-cell>
        </table:table-row>
        <table:table-row>
          <table:table-cell table:style-name="Table9.A2" office:value-type="string">
            <text:p text:style-name="P23">标题/title</text:p>
          </table:table-cell>
          <table:table-cell table:style-name="Table9.A2" office:value-type="string">
            <text:p text:style-name="P179">string</text:p>
          </table:table-cell>
          <table:table-cell table:style-name="Table9.A2" office:value-type="string">
            <text:p text:style-name="P265">否</text:p>
          </table:table-cell>
          <table:table-cell table:style-name="Table9.D2" office:value-type="string">
            <text:p text:style-name="P72"/>
          </table:table-cell>
        </table:table-row>
        <table:table-row>
          <table:table-cell table:style-name="Table9.A2" office:value-type="string">
            <text:p text:style-name="P57"><text:span text:style-name="T1">内容</text:span>/<text:span text:style-name="T61">content</text:span></text:p>
          </table:table-cell>
          <table:table-cell table:style-name="Table9.A2" office:value-type="string">
            <text:p text:style-name="P165">string</text:p>
          </table:table-cell>
          <table:table-cell table:style-name="Table9.A2" office:value-type="string">
            <text:p text:style-name="P251">是</text:p>
          </table:table-cell>
          <table:table-cell table:style-name="Table9.D2" office:value-type="string">
            <text:p text:style-name="P265">支持图文混排,用&lt;br&gt;分隔</text:p>
          </table:table-cell>
        </table:table-row>
        <table:table-row>
          <table:table-cell table:style-name="Table9.A2" office:value-type="string">
            <text:p text:style-name="P216">类型/type</text:p>
          </table:table-cell>
          <table:table-cell table:style-name="Table9.A2" office:value-type="string">
            <text:p text:style-name="P269">int</text:p>
          </table:table-cell>
          <table:table-cell table:style-name="Table9.A2" office:value-type="string">
            <text:p text:style-name="P270">是</text:p>
          </table:table-cell>
          <table:table-cell table:style-name="Table9.D2" office:value-type="string">
            <text:p text:style-name="P271">0 提问 1 通知</text:p>
          </table:table-cell>
        </table:table-row>
        <table:table-row>
          <table:table-cell table:style-name="Table9.A2" office:value-type="string">
            <text:p text:style-name="P233"><text:span text:style-name="T89">是否指定/top</text:span></text:p>
          </table:table-cell>
          <table:table-cell table:style-name="Table9.A2" office:value-type="string">
            <text:p text:style-name="P299"><text:span text:style-name="T89">Int</text:span></text:p>
          </table:table-cell>
          <table:table-cell table:style-name="Table9.A2" office:value-type="string">
            <text:p text:style-name="P282"><text:span text:style-name="T89">是</text:span></text:p>
          </table:table-cell>
          <table:table-cell table:style-name="Table9.D2" office:value-type="string">
            <text:p text:style-name="P303"><text:span text:style-name="T89">0 否 1是</text:span></text:p>
          </table:table-cell>
        </table:table-row>
        <table:table-row>
          <table:table-cell table:style-name="Table9.A2" office:value-type="string">
            <text:p text:style-name="P90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9.A2" office:value-type="string">
            <text:p text:style-name="P188">timestamp</text:p>
          </table:table-cell>
          <table:table-cell table:style-name="Table9.A2" office:value-type="string">
            <text:p text:style-name="P280">否</text:p>
          </table:table-cell>
          <table:table-cell table:style-name="Table9.D2" office:value-type="string">
            <text:p text:style-name="P130"/>
          </table:table-cell>
        </table:table-row>
        <table:table-row>
          <table:table-cell table:style-name="Table9.A2" office:value-type="string">
            <text:p text:style-name="P220">创建人/created_by</text:p>
          </table:table-cell>
          <table:table-cell table:style-name="Table9.A2" office:value-type="string">
            <text:p text:style-name="P190"><text:span text:style-name="T79">s</text:span><text:span text:style-name="T78">tring</text:span></text:p>
          </table:table-cell>
          <table:table-cell table:style-name="Table9.A2" office:value-type="string">
            <text:p text:style-name="P280">否</text:p>
          </table:table-cell>
          <table:table-cell table:style-name="Table9.D2" office:value-type="string">
            <text:p text:style-name="P130"/>
          </table:table-cell>
        </table:table-row>
        <table:table-row>
          <table:table-cell table:style-name="Table9.A2" office:value-type="string">
            <text:p text:style-name="P79">更新时间/updated_time</text:p>
          </table:table-cell>
          <table:table-cell table:style-name="Table9.A2" office:value-type="string">
            <text:p text:style-name="P188">timestamp</text:p>
          </table:table-cell>
          <table:table-cell table:style-name="Table9.A2" office:value-type="string">
            <text:p text:style-name="P280">否</text:p>
          </table:table-cell>
          <table:table-cell table:style-name="Table9.D2" office:value-type="string">
            <text:p text:style-name="P130"/>
          </table:table-cell>
        </table:table-row>
        <text:soft-page-break/>
        <table:table-row>
          <table:table-cell table:style-name="Table9.A2" office:value-type="string">
            <text:p text:style-name="P220">更新人/<text:span text:style-name="T88">updated</text:span>_by</text:p>
          </table:table-cell>
          <table:table-cell table:style-name="Table9.A2" office:value-type="string">
            <text:p text:style-name="P191"><text:span text:style-name="T79">s</text:span><text:span text:style-name="T78">tring</text:span></text:p>
          </table:table-cell>
          <table:table-cell table:style-name="Table9.A2" office:value-type="string">
            <text:p text:style-name="P283">否</text:p>
          </table:table-cell>
          <table:table-cell table:style-name="Table9.D2" office:value-type="string">
            <text:p text:style-name="P38"/>
          </table:table-cell>
        </table:table-row>
        <table:table-row>
          <table:table-cell table:style-name="Table9.A2" office:value-type="string">
            <text:p text:style-name="P37"><text:span text:style-name="T7">是否存档</text:span>/<text:span text:style-name="T8">archived</text:span></text:p>
          </table:table-cell>
          <table:table-cell table:style-name="Table9.A2" office:value-type="string">
            <text:p text:style-name="P138">int</text:p>
          </table:table-cell>
          <table:table-cell table:style-name="Table9.A2" office:value-type="string">
            <text:p text:style-name="P272">是</text:p>
          </table:table-cell>
          <table:table-cell table:style-name="Table9.D2" office:value-type="string">
            <text:p text:style-name="P37"><text:span text:style-name="T9">是否存档</text:span><text:span text:style-name="T27">,逻辑删</text:span></text:p>
          </table:table-cell>
        </table:table-row>
      </table:table>
      <text:p text:style-name="P72"/>
      <text:p text:style-name="P45"><text:span text:style-name="T62">we</text:span><text:span text:style-name="T66">x</text:span><text:span text:style-name="T62">_message_read 消息已读</text:span></text:p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3">字段名称</text:p>
          </table:table-cell>
          <table:table-cell table:style-name="Table10.A1" office:value-type="string">
            <text:p text:style-name="P103">值类型</text:p>
          </table:table-cell>
          <table:table-cell table:style-name="Table10.A1" office:value-type="string">
            <text:p text:style-name="P242">Required</text:p>
          </table:table-cell>
          <table:table-cell table:style-name="Table10.D1" office:value-type="string">
            <text:p text:style-name="P103">备注</text:p>
          </table:table-cell>
        </table:table-row>
        <table:table-row>
          <table:table-cell table:style-name="Table10.A2" office:value-type="string">
            <text:p text:style-name="P24">唯一标识/id</text:p>
          </table:table-cell>
          <table:table-cell table:style-name="Table10.A2" office:value-type="string">
            <text:p text:style-name="P116">string</text:p>
          </table:table-cell>
          <table:table-cell table:style-name="Table10.A2" office:value-type="string">
            <text:p text:style-name="P252">是</text:p>
          </table:table-cell>
          <table:table-cell table:style-name="Table10.D2" office:value-type="string">
            <text:p text:style-name="P116">自动生成<text:span text:style-name="T47">uui</text:span><text:span text:style-name="T63">d</text:span></text:p>
          </table:table-cell>
        </table:table-row>
        <table:table-row>
          <table:table-cell table:style-name="Table10.A2" office:value-type="string">
            <text:p text:style-name="P24"><text:span text:style-name="T63">消息ID</text:span>/<text:span text:style-name="T63">message_id</text:span></text:p>
          </table:table-cell>
          <table:table-cell table:style-name="Table10.A2" office:value-type="string">
            <text:p text:style-name="P180">string</text:p>
          </table:table-cell>
          <table:table-cell table:style-name="Table10.A2" office:value-type="string">
            <text:p text:style-name="P273">否</text:p>
          </table:table-cell>
          <table:table-cell table:style-name="Table10.D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26"><text:span text:style-name="T68">回复ID/</text:span><text:span text:style-name="T72">reply</text:span><text:span text:style-name="T68">_id</text:span></text:p>
          </table:table-cell>
          <table:table-cell table:style-name="Table10.A2" office:value-type="string">
            <text:p text:style-name="P181"><text:span text:style-name="T69">s</text:span><text:span text:style-name="T68">tring</text:span></text:p>
          </table:table-cell>
          <table:table-cell table:style-name="Table10.A2" office:value-type="string">
            <text:p text:style-name="P274">否</text:p>
          </table:table-cell>
          <table:table-cell table:style-name="Table10.D2" office:value-type="string">
            <text:p text:style-name="P217"/>
          </table:table-cell>
        </table:table-row>
        <table:table-row>
          <table:table-cell table:style-name="Table10.A2" office:value-type="string">
            <text:p text:style-name="P58"><text:span text:style-name="T64">来自</text:span><text:span text:style-name="T76">家长</text:span>/<text:span text:style-name="T64">from</text:span><text:span text:style-name="T67">_</text:span><text:span text:style-name="T75">parent</text:span></text:p>
          </table:table-cell>
          <table:table-cell table:style-name="Table10.A2" office:value-type="string">
            <text:p text:style-name="P166">string</text:p>
          </table:table-cell>
          <table:table-cell table:style-name="Table10.A2" office:value-type="string">
            <text:p text:style-name="P275">否</text:p>
          </table:table-cell>
          <table:table-cell table:style-name="Table10.D2" office:value-type="string">
            <text:p text:style-name="P277"/>
          </table:table-cell>
        </table:table-row>
        <table:table-row>
          <table:table-cell table:style-name="Table10.A2" office:value-type="string">
            <text:p text:style-name="P61"><text:span text:style-name="T77">发往</text:span><text:span text:style-name="T73">班级/</text:span><text:span text:style-name="T77">to</text:span><text:span text:style-name="T73">_class</text:span></text:p>
          </table:table-cell>
          <table:table-cell table:style-name="Table10.A2" office:value-type="string">
            <text:p text:style-name="P168">string</text:p>
          </table:table-cell>
          <table:table-cell table:style-name="Table10.A2" office:value-type="string">
            <text:p text:style-name="P275">否</text:p>
          </table:table-cell>
          <table:table-cell table:style-name="Table10.D2" office:value-type="string">
            <text:p text:style-name="P173"/>
          </table:table-cell>
        </table:table-row>
        <table:table-row>
          <table:table-cell table:style-name="Table10.A2" office:value-type="string">
            <text:p text:style-name="P218">来自班级/from_class</text:p>
          </table:table-cell>
          <table:table-cell table:style-name="Table10.A2" office:value-type="string">
            <text:p text:style-name="P278">string</text:p>
          </table:table-cell>
          <table:table-cell table:style-name="Table10.A2" office:value-type="string">
            <text:p text:style-name="P276">否</text:p>
          </table:table-cell>
          <table:table-cell table:style-name="Table10.D2" office:value-type="string">
            <text:p text:style-name="P173"/>
          </table:table-cell>
        </table:table-row>
        <table:table-row>
          <table:table-cell table:style-name="Table10.A2" office:value-type="string">
            <text:p text:style-name="P59"><text:span text:style-name="T80">发往家长</text:span>/<text:span text:style-name="T65">to_</text:span><text:span text:style-name="T74">parent</text:span></text:p>
          </table:table-cell>
          <table:table-cell table:style-name="Table10.A2" office:value-type="string">
            <text:p text:style-name="P126">string</text:p>
          </table:table-cell>
          <table:table-cell table:style-name="Table10.A2" office:value-type="string">
            <text:p text:style-name="P276">否</text:p>
          </table:table-cell>
          <table:table-cell table:style-name="Table10.D2" office:value-type="string">
            <text:p text:style-name="P151"/>
          </table:table-cell>
        </table:table-row>
        <table:table-row>
          <table:table-cell table:style-name="Table10.A2" office:value-type="string">
            <text:p text:style-name="P219">状态/status</text:p>
          </table:table-cell>
          <table:table-cell table:style-name="Table10.A2" office:value-type="string">
            <text:p text:style-name="P279">String</text:p>
          </table:table-cell>
          <table:table-cell table:style-name="Table10.A2" office:value-type="string">
            <text:p text:style-name="P279">否</text:p>
          </table:table-cell>
          <table:table-cell table:style-name="Table10.D2" office:value-type="string">
            <text:p text:style-name="P279">0 未读 1 已读</text:p>
          </table:table-cell>
        </table:table-row>
        <table:table-row>
          <table:table-cell table:style-name="Table10.A2" office:value-type="string">
            <text:p text:style-name="P90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10.A2" office:value-type="string">
            <text:p text:style-name="P188">timestamp</text:p>
          </table:table-cell>
          <table:table-cell table:style-name="Table10.A2" office:value-type="string">
            <text:p text:style-name="P280">否</text:p>
          </table:table-cell>
          <table:table-cell table:style-name="Table10.D2" office:value-type="string">
            <text:p text:style-name="P130"/>
          </table:table-cell>
        </table:table-row>
        <table:table-row>
          <table:table-cell table:style-name="Table10.A2" office:value-type="string">
            <text:p text:style-name="P220">创建人/created_by</text:p>
          </table:table-cell>
          <table:table-cell table:style-name="Table10.A2" office:value-type="string">
            <text:p text:style-name="P190"><text:span text:style-name="T79">s</text:span><text:span text:style-name="T78">tring</text:span></text:p>
          </table:table-cell>
          <table:table-cell table:style-name="Table10.A2" office:value-type="string">
            <text:p text:style-name="P280">否</text:p>
          </table:table-cell>
          <table:table-cell table:style-name="Table10.D2" office:value-type="string">
            <text:p text:style-name="P130"/>
          </table:table-cell>
        </table:table-row>
        <table:table-row>
          <table:table-cell table:style-name="Table10.A2" office:value-type="string">
            <text:p text:style-name="P79">更新时间/updated_time</text:p>
          </table:table-cell>
          <table:table-cell table:style-name="Table10.A2" office:value-type="string">
            <text:p text:style-name="P188">timestamp</text:p>
          </table:table-cell>
          <table:table-cell table:style-name="Table10.A2" office:value-type="string">
            <text:p text:style-name="P280">否</text:p>
          </table:table-cell>
          <table:table-cell table:style-name="Table10.D2" office:value-type="string">
            <text:p text:style-name="P130"/>
          </table:table-cell>
        </table:table-row>
        <table:table-row>
          <table:table-cell table:style-name="Table10.A2" office:value-type="string">
            <text:p text:style-name="P220">更新人/<text:span text:style-name="T88">updated</text:span>_by</text:p>
          </table:table-cell>
          <table:table-cell table:style-name="Table10.A2" office:value-type="string">
            <text:p text:style-name="P191"><text:span text:style-name="T79">s</text:span><text:span text:style-name="T78">tring</text:span></text:p>
          </table:table-cell>
          <table:table-cell table:style-name="Table10.A2" office:value-type="string">
            <text:p text:style-name="P283">否</text:p>
          </table:table-cell>
          <table:table-cell table:style-name="Table10.D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8"><text:span text:style-name="T7">是否存档</text:span>/<text:span text:style-name="T8">archived</text:span></text:p>
          </table:table-cell>
          <table:table-cell table:style-name="Table10.A2" office:value-type="string">
            <text:p text:style-name="P139">int</text:p>
          </table:table-cell>
          <table:table-cell table:style-name="Table10.A2" office:value-type="string">
            <text:p text:style-name="P284">是</text:p>
          </table:table-cell>
          <table:table-cell table:style-name="Table10.D2" office:value-type="string">
            <text:p text:style-name="P38"><text:span text:style-name="T9">是否存档</text:span><text:span text:style-name="T27">,逻辑删</text:span></text:p>
          </table:table-cell>
        </table:table-row>
      </table:table>
      <text:p text:style-name="P222"/>
      <text:p text:style-name="P27"><text:span text:style-name="T11">wex_</text:span><text:span text:style-name="T19">message_</text:span><text:span text:style-name="T20">reply</text:span><text:span text:style-name="T11"> </text:span><text:span text:style-name="T19">消息</text:span><text:span text:style-name="T21">回复</text:span><text:span text:style-name="T19">表</text:span></text:p>
      <text:p text:style-name="P2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4">字段名称</text:p>
          </table:table-cell>
          <table:table-cell table:style-name="Table11.A1" office:value-type="string">
            <text:p text:style-name="P104">值类型</text:p>
          </table:table-cell>
          <table:table-cell table:style-name="Table11.A1" office:value-type="string">
            <text:p text:style-name="P243">Required</text:p>
          </table:table-cell>
          <table:table-cell table:style-name="Table11.D1" office:value-type="string">
            <text:p text:style-name="P104">备注</text:p>
          </table:table-cell>
        </table:table-row>
        <table:table-row>
          <table:table-cell table:style-name="Table11.A2" office:value-type="string">
            <text:p text:style-name="P27">唯一标识/id</text:p>
          </table:table-cell>
          <table:table-cell table:style-name="Table11.A2" office:value-type="string">
            <text:p text:style-name="P117">string</text:p>
          </table:table-cell>
          <table:table-cell table:style-name="Table11.A2" office:value-type="string">
            <text:p text:style-name="P253">是</text:p>
          </table:table-cell>
          <table:table-cell table:style-name="Table11.D2" office:value-type="string">
            <text:p text:style-name="P117">自动生成<text:span text:style-name="T47">uuid</text:span></text:p>
          </table:table-cell>
        </table:table-row>
        <table:table-row>
          <table:table-cell table:style-name="Table11.A2" office:value-type="string">
            <text:p text:style-name="P27">标题/title</text:p>
          </table:table-cell>
          <table:table-cell table:style-name="Table11.A2" office:value-type="string">
            <text:p text:style-name="P182">string</text:p>
          </table:table-cell>
          <table:table-cell table:style-name="Table11.A2" office:value-type="string">
            <text:p text:style-name="P266">否</text:p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2" office:value-type="string">
            <text:p text:style-name="P60"><text:span text:style-name="T1">内容</text:span>/<text:span text:style-name="T61">content</text:span></text:p>
          </table:table-cell>
          <table:table-cell table:style-name="Table11.A2" office:value-type="string">
            <text:p text:style-name="P167">string</text:p>
          </table:table-cell>
          <table:table-cell table:style-name="Table11.A2" office:value-type="string">
            <text:p text:style-name="P253">是</text:p>
          </table:table-cell>
          <table:table-cell table:style-name="Table11.D2" office:value-type="string">
            <text:p text:style-name="P266">支持图文混排,用&lt;br&gt;分隔</text:p>
          </table:table-cell>
        </table:table-row>
        <table:table-row>
          <table:table-cell table:style-name="Table11.A2" office:value-type="string">
            <text:p text:style-name="P27"><text:span text:style-name="T70">回复消息</text:span>/<text:span text:style-name="T71">message_id</text:span></text:p>
          </table:table-cell>
          <table:table-cell table:style-name="Table11.A2" office:value-type="string">
            <text:p text:style-name="P127">string</text:p>
          </table:table-cell>
          <table:table-cell table:style-name="Table11.A2" office:value-type="string">
            <text:p text:style-name="P253">是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91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11.A2" office:value-type="string">
            <text:p text:style-name="P189">timestamp</text:p>
          </table:table-cell>
          <table:table-cell table:style-name="Table11.A2" office:value-type="string">
            <text:p text:style-name="P196">否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80">更新时间/updated_time</text:p>
          </table:table-cell>
          <table:table-cell table:style-name="Table11.A2" office:value-type="string">
            <text:p text:style-name="P189">timestamp</text:p>
          </table:table-cell>
          <table:table-cell table:style-name="Table11.A2" office:value-type="string">
            <text:p text:style-name="P199">否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39"><text:span text:style-name="T7">是否存档</text:span>/<text:span text:style-name="T8">archived</text:span></text:p>
          </table:table-cell>
          <table:table-cell table:style-name="Table11.A2" office:value-type="string">
            <text:p text:style-name="P140">int</text:p>
          </table:table-cell>
          <table:table-cell table:style-name="Table11.A2" office:value-type="string">
            <text:p text:style-name="P284">是</text:p>
          </table:table-cell>
          <table:table-cell table:style-name="Table11.D2" office:value-type="string">
            <text:p text:style-name="P39"><text:span text:style-name="T9">是否存档</text:span><text:span text:style-name="T27">,逻辑删</text:span></text:p>
          </table:table-cell>
        </table:table-row>
      </table:table>
      <text:p text:style-name="P223"/>
      <text:p text:style-name="P28"><text:span text:style-name="T11">wex_</text:span><text:span text:style-name="T22">article</text:span><text:span text:style-name="T11"> </text:span><text:span text:style-name="T22">文章表</text:span></text:p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5">字段名称</text:p>
          </table:table-cell>
          <table:table-cell table:style-name="Table12.A1" office:value-type="string">
            <text:p text:style-name="P105">值类型</text:p>
          </table:table-cell>
          <table:table-cell table:style-name="Table12.A1" office:value-type="string">
            <text:p text:style-name="P244">Required</text:p>
          </table:table-cell>
          <table:table-cell table:style-name="Table12.D1" office:value-type="string">
            <text:p text:style-name="P105">备注</text:p>
          </table:table-cell>
        </table:table-row>
        <table:table-row>
          <table:table-cell table:style-name="Table12.A2" office:value-type="string">
            <text:p text:style-name="P28">唯一标识/id</text:p>
          </table:table-cell>
          <table:table-cell table:style-name="Table12.A2" office:value-type="string">
            <text:p text:style-name="P118">string</text:p>
          </table:table-cell>
          <table:table-cell table:style-name="Table12.A2" office:value-type="string">
            <text:p text:style-name="P254">是</text:p>
          </table:table-cell>
          <table:table-cell table:style-name="Table12.D2" office:value-type="string">
            <text:p text:style-name="P118">自动生成<text:span text:style-name="T47">uuid</text:span></text:p>
          </table:table-cell>
        </table:table-row>
        <table:table-row>
          <table:table-cell table:style-name="Table12.A2" office:value-type="string">
            <text:p text:style-name="P28">标题/title</text:p>
          </table:table-cell>
          <table:table-cell table:style-name="Table12.A2" office:value-type="string">
            <text:p text:style-name="P183">string</text:p>
          </table:table-cell>
          <table:table-cell table:style-name="Table12.A2" office:value-type="string">
            <text:p text:style-name="P267">否</text:p>
          </table:table-cell>
          <table:table-cell table:style-name="Table12.D2" office:value-type="string">
            <text:p text:style-name="P75"/>
          </table:table-cell>
        </table:table-row>
        <text:soft-page-break/>
        <table:table-row>
          <table:table-cell table:style-name="Table12.A2" office:value-type="string">
            <text:p text:style-name="P62"><text:span text:style-name="T1">内容</text:span>/<text:span text:style-name="T61">content</text:span></text:p>
          </table:table-cell>
          <table:table-cell table:style-name="Table12.A2" office:value-type="string">
            <text:p text:style-name="P169">string</text:p>
          </table:table-cell>
          <table:table-cell table:style-name="Table12.A2" office:value-type="string">
            <text:p text:style-name="P254">是</text:p>
          </table:table-cell>
          <table:table-cell table:style-name="Table12.D2" office:value-type="string">
            <text:p text:style-name="P267">支持图文混排,用&lt;br&gt;分隔</text:p>
          </table:table-cell>
        </table:table-row>
        <table:table-row>
          <table:table-cell table:style-name="Table12.A2" office:value-type="string">
            <text:p text:style-name="P225">所属学校/school_id</text:p>
          </table:table-cell>
          <table:table-cell table:style-name="Table12.A2" office:value-type="string">
            <text:p text:style-name="P287">String</text:p>
          </table:table-cell>
          <table:table-cell table:style-name="Table12.A2" office:value-type="string">
            <text:p text:style-name="P287">是</text:p>
          </table:table-cell>
          <table:table-cell table:style-name="Table12.D2" office:value-type="string">
            <text:p text:style-name="P153"/>
          </table:table-cell>
        </table:table-row>
        <table:table-row>
          <table:table-cell table:style-name="Table12.A2" office:value-type="string">
            <text:p text:style-name="P225">所属班级/class_id</text:p>
          </table:table-cell>
          <table:table-cell table:style-name="Table12.A2" office:value-type="string">
            <text:p text:style-name="P287">String</text:p>
          </table:table-cell>
          <table:table-cell table:style-name="Table12.A2" office:value-type="string">
            <text:p text:style-name="P287">否</text:p>
          </table:table-cell>
          <table:table-cell table:style-name="Table12.D2" office:value-type="string">
            <text:p text:style-name="P153"/>
          </table:table-cell>
        </table:table-row>
        <table:table-row>
          <table:table-cell table:style-name="Table12.A2" office:value-type="string">
            <text:p text:style-name="P225">标签/tags</text:p>
          </table:table-cell>
          <table:table-cell table:style-name="Table12.A2" office:value-type="string">
            <text:p text:style-name="P287">String</text:p>
          </table:table-cell>
          <table:table-cell table:style-name="Table12.A2" office:value-type="string">
            <text:p text:style-name="P287">否</text:p>
          </table:table-cell>
          <table:table-cell table:style-name="Table12.D2" office:value-type="string">
            <text:p text:style-name="P153"/>
          </table:table-cell>
        </table:table-row>
        <table:table-row>
          <table:table-cell table:style-name="Table12.A2" office:value-type="string">
            <text:p text:style-name="P90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12.A2" office:value-type="string">
            <text:p text:style-name="P188">timestamp</text:p>
          </table:table-cell>
          <table:table-cell table:style-name="Table12.A2" office:value-type="string">
            <text:p text:style-name="P281">否</text:p>
          </table:table-cell>
          <table:table-cell table:style-name="Table12.D2" office:value-type="string">
            <text:p text:style-name="P130"/>
          </table:table-cell>
        </table:table-row>
        <table:table-row>
          <table:table-cell table:style-name="Table12.A2" office:value-type="string">
            <text:p text:style-name="P220">创建人/created_by</text:p>
          </table:table-cell>
          <table:table-cell table:style-name="Table12.A2" office:value-type="string">
            <text:p text:style-name="P190"><text:span text:style-name="T79">s</text:span><text:span text:style-name="T78">tring</text:span></text:p>
          </table:table-cell>
          <table:table-cell table:style-name="Table12.A2" office:value-type="string">
            <text:p text:style-name="P281">否</text:p>
          </table:table-cell>
          <table:table-cell table:style-name="Table12.D2" office:value-type="string">
            <text:p text:style-name="P130"/>
          </table:table-cell>
        </table:table-row>
        <table:table-row>
          <table:table-cell table:style-name="Table12.A2" office:value-type="string">
            <text:p text:style-name="P79">更新时间/updated_time</text:p>
          </table:table-cell>
          <table:table-cell table:style-name="Table12.A2" office:value-type="string">
            <text:p text:style-name="P188">timestamp</text:p>
          </table:table-cell>
          <table:table-cell table:style-name="Table12.A2" office:value-type="string">
            <text:p text:style-name="P281">否</text:p>
          </table:table-cell>
          <table:table-cell table:style-name="Table12.D2" office:value-type="string">
            <text:p text:style-name="P130"/>
          </table:table-cell>
        </table:table-row>
        <table:table-row>
          <table:table-cell table:style-name="Table12.A2" office:value-type="string">
            <text:p text:style-name="P81">更新<text:span text:style-name="T81">人</text:span>/<text:span text:style-name="T78">created</text:span>_<text:span text:style-name="T81">by</text:span></text:p>
          </table:table-cell>
          <table:table-cell table:style-name="Table12.A2" office:value-type="string">
            <text:p text:style-name="P192">timestamp</text:p>
          </table:table-cell>
          <table:table-cell table:style-name="Table12.A2" office:value-type="string">
            <text:p text:style-name="P200">否</text:p>
          </table:table-cell>
          <table:table-cell table:style-name="Table12.D2" office:value-type="string">
            <text:p text:style-name="P132"/>
          </table:table-cell>
        </table:table-row>
        <table:table-row>
          <table:table-cell table:style-name="Table12.A2" office:value-type="string">
            <text:p text:style-name="P40"><text:span text:style-name="T7">是否存档</text:span>/<text:span text:style-name="T8">archived</text:span></text:p>
          </table:table-cell>
          <table:table-cell table:style-name="Table12.A2" office:value-type="string">
            <text:p text:style-name="P141">int</text:p>
          </table:table-cell>
          <table:table-cell table:style-name="Table12.A2" office:value-type="string">
            <text:p text:style-name="P285">是</text:p>
          </table:table-cell>
          <table:table-cell table:style-name="Table12.D2" office:value-type="string">
            <text:p text:style-name="P40"><text:span text:style-name="T9">是否存档</text:span><text:span text:style-name="T27">,逻辑删</text:span></text:p>
          </table:table-cell>
        </table:table-row>
      </table:table>
      <text:p text:style-name="P224"/>
      <text:p text:style-name="P29"><text:span text:style-name="T11">wex_</text:span><text:span text:style-name="T23">source</text:span><text:span text:style-name="T11"> </text:span><text:span text:style-name="T23">素材</text:span><text:span text:style-name="T22">表</text:span></text:p>
      <text:p text:style-name="P2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06">字段名称</text:p>
          </table:table-cell>
          <table:table-cell table:style-name="Table13.A1" office:value-type="string">
            <text:p text:style-name="P106">值类型</text:p>
          </table:table-cell>
          <table:table-cell table:style-name="Table13.A1" office:value-type="string">
            <text:p text:style-name="P245">Required</text:p>
          </table:table-cell>
          <table:table-cell table:style-name="Table13.D1" office:value-type="string">
            <text:p text:style-name="P106">备注</text:p>
          </table:table-cell>
        </table:table-row>
        <table:table-row>
          <table:table-cell table:style-name="Table13.A2" office:value-type="string">
            <text:p text:style-name="P29">唯一标识/id</text:p>
          </table:table-cell>
          <table:table-cell table:style-name="Table13.A2" office:value-type="string">
            <text:p text:style-name="P119">string</text:p>
          </table:table-cell>
          <table:table-cell table:style-name="Table13.A2" office:value-type="string">
            <text:p text:style-name="P255">是</text:p>
          </table:table-cell>
          <table:table-cell table:style-name="Table13.D2" office:value-type="string">
            <text:p text:style-name="P119">自动生成<text:span text:style-name="T47">uuid</text:span></text:p>
          </table:table-cell>
        </table:table-row>
        <table:table-row>
          <table:table-cell table:style-name="Table13.A2" office:value-type="string">
            <text:p text:style-name="P29">标题/title</text:p>
          </table:table-cell>
          <table:table-cell table:style-name="Table13.A2" office:value-type="string">
            <text:p text:style-name="P184">string</text:p>
          </table:table-cell>
          <table:table-cell table:style-name="Table13.A2" office:value-type="string">
            <text:p text:style-name="P268">否</text:p>
          </table:table-cell>
          <table:table-cell table:style-name="Table13.D2" office:value-type="string">
            <text:p text:style-name="P76"/>
          </table:table-cell>
        </table:table-row>
        <table:table-row>
          <table:table-cell table:style-name="Table13.A2" office:value-type="string">
            <text:p text:style-name="P227">类型/type</text:p>
          </table:table-cell>
          <table:table-cell table:style-name="Table13.A2" office:value-type="string">
            <text:p text:style-name="P289">int</text:p>
          </table:table-cell>
          <table:table-cell table:style-name="Table13.A2" office:value-type="string">
            <text:p text:style-name="P290">是</text:p>
          </table:table-cell>
          <table:table-cell table:style-name="Table13.D2" office:value-type="string">
            <text:p text:style-name="P291">图片/音频/视频</text:p>
            <text:p text:style-name="P289">0/1/2</text:p>
          </table:table-cell>
        </table:table-row>
        <table:table-row>
          <table:table-cell table:style-name="Table13.A2" office:value-type="string">
            <text:p text:style-name="P63"><text:span text:style-name="T82">存放地址</text:span>/<text:span text:style-name="T82">loc</text:span><text:span text:style-name="T83">al</text:span><text:span text:style-name="T82">_</text:span><text:span text:style-name="T87">path</text:span></text:p>
          </table:table-cell>
          <table:table-cell table:style-name="Table13.A2" office:value-type="string">
            <text:p text:style-name="P170">string</text:p>
          </table:table-cell>
          <table:table-cell table:style-name="Table13.A2" office:value-type="string">
            <text:p text:style-name="P255">是</text:p>
          </table:table-cell>
          <table:table-cell table:style-name="Table13.D2" office:value-type="string">
            <text:p text:style-name="P268"/>
          </table:table-cell>
        </table:table-row>
        <table:table-row>
          <table:table-cell table:style-name="Table13.A2" office:value-type="string">
            <text:p text:style-name="P228">微信地址/weixin_url</text:p>
          </table:table-cell>
          <table:table-cell table:style-name="Table13.A2" office:value-type="string">
            <text:p text:style-name="P292">String</text:p>
          </table:table-cell>
          <table:table-cell table:style-name="Table13.A2" office:value-type="string">
            <text:p text:style-name="P292">否</text:p>
          </table:table-cell>
          <table:table-cell table:style-name="Table13.D2" office:value-type="string">
            <text:p text:style-name="P154"/>
          </table:table-cell>
        </table:table-row>
        <table:table-row>
          <table:table-cell table:style-name="Table13.A2" office:value-type="string">
            <text:p text:style-name="P226">所属学校/school_id</text:p>
          </table:table-cell>
          <table:table-cell table:style-name="Table13.A2" office:value-type="string">
            <text:p text:style-name="P288">String</text:p>
          </table:table-cell>
          <table:table-cell table:style-name="Table13.A2" office:value-type="string">
            <text:p text:style-name="P288">是</text:p>
          </table:table-cell>
          <table:table-cell table:style-name="Table13.D2" office:value-type="string">
            <text:p text:style-name="P154"/>
          </table:table-cell>
        </table:table-row>
        <table:table-row>
          <table:table-cell table:style-name="Table13.A2" office:value-type="string">
            <text:p text:style-name="P226">所属班级/class_id</text:p>
          </table:table-cell>
          <table:table-cell table:style-name="Table13.A2" office:value-type="string">
            <text:p text:style-name="P288">String</text:p>
          </table:table-cell>
          <table:table-cell table:style-name="Table13.A2" office:value-type="string">
            <text:p text:style-name="P288">否</text:p>
          </table:table-cell>
          <table:table-cell table:style-name="Table13.D2" office:value-type="string">
            <text:p text:style-name="P154"/>
          </table:table-cell>
        </table:table-row>
        <table:table-row>
          <table:table-cell table:style-name="Table13.A2" office:value-type="string">
            <text:p text:style-name="P226">标签/tags</text:p>
          </table:table-cell>
          <table:table-cell table:style-name="Table13.A2" office:value-type="string">
            <text:p text:style-name="P288">String</text:p>
          </table:table-cell>
          <table:table-cell table:style-name="Table13.A2" office:value-type="string">
            <text:p text:style-name="P288">否</text:p>
          </table:table-cell>
          <table:table-cell table:style-name="Table13.D2" office:value-type="string">
            <text:p text:style-name="P154"/>
          </table:table-cell>
        </table:table-row>
        <table:table-row>
          <table:table-cell table:style-name="Table13.A2" office:value-type="string">
            <text:p text:style-name="P92"><text:span text:style-name="T2">创建时间/created</text:span><text:span text:style-name="T3">_</text:span><text:span text:style-name="T32">t</text:span><text:span text:style-name="T2">ime</text:span></text:p>
          </table:table-cell>
          <table:table-cell table:style-name="Table13.A2" office:value-type="string">
            <text:p text:style-name="P193">timestamp</text:p>
          </table:table-cell>
          <table:table-cell table:style-name="Table13.A2" office:value-type="string">
            <text:p text:style-name="P293">否</text:p>
          </table:table-cell>
          <table:table-cell table:style-name="Table13.D2" office:value-type="string">
            <text:p text:style-name="P133"/>
          </table:table-cell>
        </table:table-row>
        <table:table-row>
          <table:table-cell table:style-name="Table13.A2" office:value-type="string">
            <text:p text:style-name="P221">创建人/created_by</text:p>
          </table:table-cell>
          <table:table-cell table:style-name="Table13.A2" office:value-type="string">
            <text:p text:style-name="P193"><text:span text:style-name="T79">s</text:span><text:span text:style-name="T78">tring</text:span></text:p>
          </table:table-cell>
          <table:table-cell table:style-name="Table13.A2" office:value-type="string">
            <text:p text:style-name="P293">否</text:p>
          </table:table-cell>
          <table:table-cell table:style-name="Table13.D2" office:value-type="string">
            <text:p text:style-name="P294">微信来的时候 家长的openId</text:p>
            <text:p text:style-name="P294">老师提交就是老师的id</text:p>
          </table:table-cell>
        </table:table-row>
        <table:table-row>
          <table:table-cell table:style-name="Table13.A2" office:value-type="string">
            <text:p text:style-name="P82">更新时间/updated_time</text:p>
          </table:table-cell>
          <table:table-cell table:style-name="Table13.A2" office:value-type="string">
            <text:p text:style-name="P193">timestamp</text:p>
          </table:table-cell>
          <table:table-cell table:style-name="Table13.A2" office:value-type="string">
            <text:p text:style-name="P293">否</text:p>
          </table:table-cell>
          <table:table-cell table:style-name="Table13.D2" office:value-type="string">
            <text:p text:style-name="P133"/>
          </table:table-cell>
        </table:table-row>
        <table:table-row>
          <table:table-cell table:style-name="Table13.A2" office:value-type="string">
            <text:p text:style-name="P82">更新<text:span text:style-name="T81">人</text:span>/<text:span text:style-name="T78">created</text:span>_<text:span text:style-name="T81">by</text:span></text:p>
          </table:table-cell>
          <table:table-cell table:style-name="Table13.A2" office:value-type="string">
            <text:p text:style-name="P193">timestamp</text:p>
          </table:table-cell>
          <table:table-cell table:style-name="Table13.A2" office:value-type="string">
            <text:p text:style-name="P201">否</text:p>
          </table:table-cell>
          <table:table-cell table:style-name="Table13.D2" office:value-type="string">
            <text:p text:style-name="P133"/>
          </table:table-cell>
        </table:table-row>
        <table:table-row>
          <table:table-cell table:style-name="Table13.A2" office:value-type="string">
            <text:p text:style-name="P41"><text:span text:style-name="T7">是否存档</text:span>/<text:span text:style-name="T8">archived</text:span></text:p>
          </table:table-cell>
          <table:table-cell table:style-name="Table13.A2" office:value-type="string">
            <text:p text:style-name="P142">int</text:p>
          </table:table-cell>
          <table:table-cell table:style-name="Table13.A2" office:value-type="string">
            <text:p text:style-name="P286">是</text:p>
          </table:table-cell>
          <table:table-cell table:style-name="Table13.D2" office:value-type="string">
            <text:p text:style-name="P41"><text:span text:style-name="T9">是否存档</text:span><text:span text:style-name="T27">,逻辑删</text:span></text:p>
          </table:table-cell>
        </table:table-row>
      </table:table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ijiao</meta:initial-creator>
    <meta:creation-date>2008-05-13T13:17:29</meta:creation-date>
    <dc:language>en-US</dc:language>
    <meta:editing-cycles>332</meta:editing-cycles>
    <meta:editing-duration>PT5H37M56S</meta:editing-duration>
    <dc:date>2013-11-15T23:21:42.42</dc:date>
    <meta:document-statistic meta:table-count="13" meta:image-count="0" meta:object-count="0" meta:page-count="6" meta:paragraph-count="473" meta:word-count="1281" meta:character-count="3252" meta:non-whitespace-character-count="3207"/>
    <meta:user-defined meta:name="Info 1"/>
    <meta:user-defined meta:name="Info 2"/>
    <meta:user-defined meta:name="Info 3"/>
    <meta:user-defined meta:name="Info 4"/>
  </office:meta>
</office:document-meta>
</file>